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Monospac821 BT" svg:font-family="'Monospac821 BT'"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 style:family="table">
      <style:table-properties style:width="2.001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091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2.1278in" fo:margin-left="-0.0417in" fo:margin-top="0in" fo:margin-bottom="0in" table:align="left"/>
    </style:style>
    <style:style style:name="Table2.A" style:family="table-column">
      <style:table-column-properties style:column-width="1.1236in"/>
    </style:style>
    <style:style style:name="Table2.B" style:family="table-column">
      <style:table-column-properties style:column-width="1.004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First_20_paragraph">
      <style:paragraph-properties fo:text-align="end" style:justify-single-word="false" style:writing-mode="rl-tb"/>
      <style:text-properties officeooo:paragraph-rsid="00176def"/>
    </style:style>
    <style:style style:name="P2" style:family="paragraph" style:parent-style-name="Standard">
      <style:paragraph-properties fo:text-align="end" style:justify-single-word="false" style:writing-mode="rl-tb"/>
      <style:text-properties officeooo:rsid="0016a365" officeooo:paragraph-rsid="001ccd0c"/>
    </style:style>
    <style:style style:name="P3" style:family="paragraph" style:parent-style-name="Standard">
      <style:paragraph-properties fo:text-align="end" style:justify-single-word="false" style:writing-mode="rl-tb"/>
      <style:text-properties officeooo:paragraph-rsid="003765b2"/>
    </style:style>
    <style:style style:name="P4" style:family="paragraph" style:parent-style-name="Text_20_body">
      <style:paragraph-properties fo:text-align="end" style:justify-single-word="false" style:writing-mode="rl-tb"/>
      <style:text-properties officeooo:paragraph-rsid="00176def"/>
    </style:style>
    <style:style style:name="P5" style:family="paragraph" style:parent-style-name="First_20_paragraph">
      <style:paragraph-properties fo:text-align="end" style:justify-single-word="false" style:writing-mode="rl-tb"/>
      <style:text-properties style:font-name="Noto Sans Arabic" officeooo:paragraph-rsid="00176def" style:font-name-complex="Noto Sans Arabic"/>
    </style:style>
    <style:style style:name="P6" style:family="paragraph" style:parent-style-name="First_20_paragraph">
      <style:paragraph-properties fo:text-align="justify" style:justify-single-word="false"/>
      <style:text-properties officeooo:paragraph-rsid="005b7a04"/>
    </style:style>
    <style:style style:name="P7" style:family="paragraph" style:parent-style-name="Heading_20_3">
      <style:paragraph-properties fo:text-align="justify" style:justify-single-word="false"/>
      <style:text-properties officeooo:paragraph-rsid="005b7a04"/>
    </style:style>
    <style:style style:name="P8" style:family="paragraph" style:parent-style-name="Heading_20_3">
      <style:paragraph-properties fo:text-align="end" style:justify-single-word="false" style:writing-mode="rl-tb"/>
      <style:text-properties style:font-name="Noto Sans Arabic" officeooo:paragraph-rsid="00176def" style:font-name-complex="Noto Sans Arabic"/>
    </style:style>
    <style:style style:name="P9" style:family="paragraph" style:parent-style-name="Heading_20_4">
      <style:paragraph-properties fo:text-align="justify" style:justify-single-word="false"/>
      <style:text-properties officeooo:paragraph-rsid="005b7a04"/>
    </style:style>
    <style:style style:name="P10" style:family="paragraph" style:parent-style-name="Heading_20_4">
      <style:paragraph-properties fo:text-align="end" style:justify-single-word="false" style:writing-mode="rl-tb"/>
      <style:text-properties style:font-name="Noto Sans Arabic" officeooo:paragraph-rsid="00176def" style:font-name-complex="Noto Sans Arabic"/>
    </style:style>
    <style:style style:name="P11" style:family="paragraph" style:parent-style-name="Preformatted_20_Text">
      <style:paragraph-properties fo:text-align="end" style:justify-single-word="false" style:writing-mode="rl-tb"/>
      <style:text-properties style:font-name="Noto Sans Arabic" officeooo:paragraph-rsid="00176def" style:font-name-complex="Noto Sans Arabic"/>
    </style:style>
    <style:style style:name="P12" style:family="paragraph" style:parent-style-name="Preformatted_20_Text">
      <style:paragraph-properties fo:text-align="start" style:justify-single-word="false" style:writing-mode="rl-tb"/>
      <style:text-properties style:font-name="Noto Sans Arabic" fo:font-size="9pt" fo:font-weight="bold" fo:background-color="#ff8000" style:font-size-asian="9pt" style:font-weight-asian="bold" style:font-name-complex="Noto Sans Arabic" style:font-size-complex="9pt" style:font-weight-complex="bold"/>
    </style:style>
    <style:style style:name="P13" style:family="paragraph" style:parent-style-name="Preformatted_20_Text">
      <style:paragraph-properties fo:text-align="start" style:justify-single-word="false" style:writing-mode="rl-tb"/>
      <style:text-properties style:font-name="Noto Sans Arabic" fo:font-size="9pt" fo:font-weight="bold" officeooo:paragraph-rsid="00334c24" fo:background-color="#ff8000" style:font-size-asian="9pt" style:font-weight-asian="bold" style:font-name-complex="Noto Sans Arabic" style:font-size-complex="9pt" style:font-weight-complex="bold"/>
    </style:style>
    <style:style style:name="P14" style:family="paragraph" style:parent-style-name="Preformatted_20_Text">
      <style:paragraph-properties fo:text-align="start" style:justify-single-word="false" style:writing-mode="rl-tb"/>
      <style:text-properties style:font-name="Noto Sans Arabic" fo:font-size="9pt" fo:font-weight="bold" officeooo:rsid="0030be03" officeooo:paragraph-rsid="00326b6d" fo:background-color="#ff8000" style:font-size-asian="9pt" style:font-weight-asian="bold" style:font-name-complex="Noto Sans Arabic" style:font-size-complex="9pt" style:font-weight-complex="bold"/>
    </style:style>
    <style:style style:name="P15" style:family="paragraph" style:parent-style-name="Preformatted_20_Text">
      <style:paragraph-properties fo:text-align="start" style:justify-single-word="false" style:writing-mode="rl-tb"/>
      <style:text-properties style:font-name="Noto Sans Arabic" fo:font-size="9pt" fo:font-weight="bold" officeooo:rsid="0030be03" officeooo:paragraph-rsid="00332e43" fo:background-color="#ff8000" style:font-size-asian="9pt" style:font-weight-asian="bold" style:font-name-complex="Noto Sans Arabic" style:font-size-complex="9pt" style:font-weight-complex="bold"/>
    </style:style>
    <style:style style:name="P16" style:family="paragraph" style:parent-style-name="Preformatted_20_Text">
      <style:paragraph-properties fo:text-align="justify" style:justify-single-word="false"/>
      <style:text-properties officeooo:paragraph-rsid="005b7a04"/>
    </style:style>
    <style:style style:name="P17" style:family="paragraph" style:parent-style-name="Standard">
      <style:paragraph-properties fo:text-align="end" style:justify-single-word="false" style:writing-mode="rl-tb"/>
      <style:text-properties officeooo:paragraph-rsid="001b31c6"/>
    </style:style>
    <style:style style:name="P18" style:family="paragraph" style:parent-style-name="Standard">
      <style:paragraph-properties fo:text-align="end" style:justify-single-word="false" style:writing-mode="rl-tb"/>
      <style:text-properties officeooo:paragraph-rsid="002acef2"/>
    </style:style>
    <style:style style:name="P19" style:family="paragraph" style:parent-style-name="Standard">
      <style:paragraph-properties fo:text-align="end" style:justify-single-word="false" style:writing-mode="rl-tb"/>
      <style:text-properties officeooo:paragraph-rsid="002b9a1b"/>
    </style:style>
    <style:style style:name="P20" style:family="paragraph" style:parent-style-name="Standard">
      <style:paragraph-properties fo:text-align="end" style:justify-single-word="false" style:writing-mode="rl-tb"/>
      <style:text-properties officeooo:paragraph-rsid="004da2c7"/>
    </style:style>
    <style:style style:name="P21" style:family="paragraph" style:parent-style-name="Standard">
      <style:paragraph-properties fo:text-align="end" style:justify-single-word="false" style:writing-mode="rl-tb"/>
      <style:text-properties officeooo:paragraph-rsid="004f6156"/>
    </style:style>
    <style:style style:name="P22" style:family="paragraph" style:parent-style-name="Standard">
      <style:paragraph-properties fo:text-align="end" style:justify-single-word="false" style:writing-mode="rl-tb"/>
      <style:text-properties officeooo:paragraph-rsid="00502352"/>
    </style:style>
    <style:style style:name="P23" style:family="paragraph" style:parent-style-name="Standard">
      <style:paragraph-properties fo:text-align="end" style:justify-single-word="false" style:writing-mode="rl-tb"/>
      <style:text-properties officeooo:paragraph-rsid="00332e43"/>
    </style:style>
    <style:style style:name="P24" style:family="paragraph" style:parent-style-name="Standard">
      <style:paragraph-properties fo:text-align="end" style:justify-single-word="false" style:writing-mode="rl-tb"/>
      <style:text-properties officeooo:paragraph-rsid="00334c24"/>
    </style:style>
    <style:style style:name="P25" style:family="paragraph" style:parent-style-name="Standard">
      <style:paragraph-properties fo:text-align="end" style:justify-single-word="false" style:writing-mode="rl-tb"/>
      <style:text-properties officeooo:paragraph-rsid="001b9558"/>
    </style:style>
    <style:style style:name="P26" style:family="paragraph" style:parent-style-name="Standard">
      <style:paragraph-properties fo:text-align="end" style:justify-single-word="false" style:writing-mode="rl-tb"/>
      <style:text-properties officeooo:paragraph-rsid="005438df"/>
    </style:style>
    <style:style style:name="P27" style:family="paragraph" style:parent-style-name="Standard">
      <style:paragraph-properties fo:text-align="end" style:justify-single-word="false" style:writing-mode="rl-tb"/>
      <style:text-properties officeooo:paragraph-rsid="0054dde5"/>
    </style:style>
    <style:style style:name="P28" style:family="paragraph" style:parent-style-name="Standard">
      <style:paragraph-properties fo:text-align="end" style:justify-single-word="false" style:writing-mode="rl-tb"/>
      <style:text-properties officeooo:paragraph-rsid="001eeb0b"/>
    </style:style>
    <style:style style:name="P29" style:family="paragraph" style:parent-style-name="Standard">
      <style:paragraph-properties fo:text-align="end" style:justify-single-word="false" style:writing-mode="rl-tb"/>
      <style:text-properties officeooo:paragraph-rsid="001ccd0c"/>
    </style:style>
    <style:style style:name="P30" style:family="paragraph" style:parent-style-name="Standard">
      <style:paragraph-properties fo:text-align="end" style:justify-single-word="false" style:writing-mode="rl-tb"/>
      <style:text-properties officeooo:paragraph-rsid="0058e977"/>
    </style:style>
    <style:style style:name="P31" style:family="paragraph" style:parent-style-name="Standard">
      <style:paragraph-properties fo:text-align="end" style:justify-single-word="false" style:writing-mode="rl-tb"/>
      <style:text-properties officeooo:paragraph-rsid="001e9d73"/>
    </style:style>
    <style:style style:name="P32" style:family="paragraph" style:parent-style-name="Standard">
      <style:paragraph-properties fo:text-align="end" style:justify-single-word="false" style:writing-mode="rl-tb"/>
      <style:text-properties officeooo:rsid="003c6752" officeooo:paragraph-rsid="003fecae"/>
    </style:style>
    <style:style style:name="P33" style:family="paragraph" style:parent-style-name="Standard">
      <style:paragraph-properties fo:text-align="center" style:justify-single-word="false" style:writing-mode="rl-tb"/>
      <style:text-properties style:font-name="Noto Sans Arabic" officeooo:paragraph-rsid="0016a365" style:font-name-complex="Noto Sans Arabic"/>
    </style:style>
    <style:style style:name="P34" style:family="paragraph" style:parent-style-name="Standard">
      <style:paragraph-properties fo:text-align="end" style:justify-single-word="false" style:writing-mode="rl-tb"/>
      <style:text-properties style:font-name="Noto Sans Arabic" officeooo:rsid="0016a365" officeooo:paragraph-rsid="0016a365" style:font-name-complex="Noto Sans Arabic"/>
    </style:style>
    <style:style style:name="P35" style:family="paragraph" style:parent-style-name="Standard">
      <style:paragraph-properties fo:text-align="end" style:justify-single-word="false" style:writing-mode="rl-tb"/>
      <style:text-properties style:font-name="Noto Sans Arabic" officeooo:rsid="0016a365" officeooo:paragraph-rsid="00176def" style:font-name-complex="Noto Sans Arabic"/>
    </style:style>
    <style:style style:name="P36" style:family="paragraph" style:parent-style-name="Standard">
      <style:paragraph-properties fo:text-align="end" style:justify-single-word="false" style:writing-mode="rl-tb"/>
      <style:text-properties style:font-name="Noto Sans Arabic" officeooo:rsid="0016a365" officeooo:paragraph-rsid="001b31c6" style:font-name-complex="Noto Sans Arabic"/>
    </style:style>
    <style:style style:name="P37" style:family="paragraph" style:parent-style-name="Standard">
      <style:paragraph-properties fo:text-align="end" style:justify-single-word="false" style:writing-mode="rl-tb"/>
      <style:text-properties style:font-name="Noto Sans Arabic" officeooo:rsid="0016a365" officeooo:paragraph-rsid="002199e9" style:font-name-complex="Noto Sans Arabic"/>
    </style:style>
    <style:style style:name="P38" style:family="paragraph" style:parent-style-name="Standard">
      <style:paragraph-properties fo:text-align="end" style:justify-single-word="false" style:writing-mode="rl-tb"/>
      <style:text-properties style:font-name="Noto Sans Arabic" officeooo:rsid="0016a365" officeooo:paragraph-rsid="0022d027" style:font-name-complex="Noto Sans Arabic"/>
    </style:style>
    <style:style style:name="P39" style:family="paragraph" style:parent-style-name="Standard">
      <style:paragraph-properties fo:text-align="end" style:justify-single-word="false" style:writing-mode="rl-tb"/>
      <style:text-properties style:font-name="Noto Sans Arabic" officeooo:rsid="0016a365" officeooo:paragraph-rsid="001ccd0c" style:font-name-complex="Noto Sans Arabic"/>
    </style:style>
    <style:style style:name="P40" style:family="paragraph" style:parent-style-name="Standard">
      <style:paragraph-properties fo:text-align="end" style:justify-single-word="false" style:writing-mode="rl-tb"/>
      <style:text-properties style:font-name="Noto Sans Arabic" officeooo:rsid="0016a365" officeooo:paragraph-rsid="001e9d73" style:font-name-complex="Noto Sans Arabic"/>
    </style:style>
    <style:style style:name="P41" style:family="paragraph" style:parent-style-name="Standard">
      <style:paragraph-properties fo:text-align="end" style:justify-single-word="false" style:writing-mode="rl-tb"/>
      <style:text-properties style:font-name="Noto Sans Arabic" officeooo:rsid="0016a365" officeooo:paragraph-rsid="001e0421" style:font-name-complex="Noto Sans Arabic"/>
    </style:style>
    <style:style style:name="P42" style:family="paragraph" style:parent-style-name="Standard">
      <style:paragraph-properties fo:text-align="end" style:justify-single-word="false" style:writing-mode="rl-tb"/>
      <style:text-properties style:font-name="Noto Sans Arabic" officeooo:rsid="0016a365" officeooo:paragraph-rsid="0054dde5" style:font-name-complex="Noto Sans Arabic"/>
    </style:style>
    <style:style style:name="P43" style:family="paragraph" style:parent-style-name="Standard">
      <style:paragraph-properties fo:text-align="end" style:justify-single-word="false" style:writing-mode="rl-tb"/>
      <style:text-properties style:font-name="Noto Sans Arabic" officeooo:rsid="0016a365" officeooo:paragraph-rsid="00562931" style:font-name-complex="Noto Sans Arabic"/>
    </style:style>
    <style:style style:name="P44" style:family="paragraph" style:parent-style-name="Standard">
      <style:paragraph-properties fo:text-align="end" style:justify-single-word="false" style:writing-mode="rl-tb"/>
      <style:text-properties style:font-name="Noto Sans Arabic" officeooo:rsid="0016a365" officeooo:paragraph-rsid="005b7a04" style:font-name-complex="Noto Sans Arabic"/>
    </style:style>
    <style:style style:name="P45" style:family="paragraph" style:parent-style-name="Standard">
      <style:paragraph-properties fo:text-align="center" style:justify-single-word="false" style:writing-mode="rl-tb"/>
      <style:text-properties style:font-name="Noto Sans Arabic" officeooo:rsid="003765b2" officeooo:paragraph-rsid="003765b2" style:font-name-complex="Noto Sans Arabic"/>
    </style:style>
    <style:style style:name="P46" style:family="paragraph" style:parent-style-name="Standard">
      <style:paragraph-properties fo:text-align="end" style:justify-single-word="false" style:writing-mode="rl-tb"/>
      <style:text-properties style:font-name="Noto Sans Arabic" style:font-name-complex="Noto Sans Arabic"/>
    </style:style>
    <style:style style:name="P47" style:family="paragraph" style:parent-style-name="Standard">
      <style:paragraph-properties fo:text-align="end" style:justify-single-word="false" style:writing-mode="rl-tb"/>
      <style:text-properties style:font-name="Noto Sans Arabic" officeooo:paragraph-rsid="00411e84" style:font-name-complex="Noto Sans Arabic"/>
    </style:style>
    <style:style style:name="P48" style:family="paragraph" style:parent-style-name="Standard">
      <style:paragraph-properties fo:text-align="end" style:justify-single-word="false" style:writing-mode="rl-tb"/>
      <style:text-properties style:font-name="Noto Sans Arabic" officeooo:paragraph-rsid="00195fee" style:font-name-complex="Noto Sans Arabic"/>
    </style:style>
    <style:style style:name="P49" style:family="paragraph" style:parent-style-name="Standard">
      <style:paragraph-properties fo:text-align="end" style:justify-single-word="false" style:writing-mode="rl-tb"/>
      <style:text-properties style:font-name="Noto Sans Arabic" officeooo:paragraph-rsid="003c6752" style:font-name-complex="Noto Sans Arabic"/>
    </style:style>
    <style:style style:name="P50" style:family="paragraph" style:parent-style-name="Standard">
      <style:paragraph-properties fo:text-align="end" style:justify-single-word="false" style:writing-mode="rl-tb"/>
      <style:text-properties style:font-name="Noto Sans Arabic" officeooo:paragraph-rsid="00196a45" style:font-name-complex="Noto Sans Arabic"/>
    </style:style>
    <style:style style:name="P51" style:family="paragraph" style:parent-style-name="Standard">
      <style:paragraph-properties fo:text-align="end" style:justify-single-word="false" style:writing-mode="rl-tb"/>
      <style:text-properties style:font-name="Noto Sans Arabic" officeooo:paragraph-rsid="001b31c6" style:font-name-complex="Noto Sans Arabic"/>
    </style:style>
    <style:style style:name="P52" style:family="paragraph" style:parent-style-name="Standard">
      <style:paragraph-properties fo:text-align="end" style:justify-single-word="false" style:writing-mode="rl-tb"/>
      <style:text-properties style:font-name="Noto Sans Arabic" officeooo:paragraph-rsid="002b9a1b" style:font-name-complex="Noto Sans Arabic"/>
    </style:style>
    <style:style style:name="P53" style:family="paragraph" style:parent-style-name="Standard">
      <style:paragraph-properties fo:text-align="end" style:justify-single-word="false" style:writing-mode="rl-tb"/>
      <style:text-properties style:font-name="Noto Sans Arabic" officeooo:paragraph-rsid="003309b4" style:font-name-complex="Noto Sans Arabic"/>
    </style:style>
    <style:style style:name="P54" style:family="paragraph" style:parent-style-name="Standard">
      <style:paragraph-properties fo:text-align="end" style:justify-single-word="false" style:writing-mode="rl-tb"/>
      <style:text-properties style:font-name="Noto Sans Arabic" officeooo:paragraph-rsid="001b9558" style:font-name-complex="Noto Sans Arabic"/>
    </style:style>
    <style:style style:name="P55" style:family="paragraph" style:parent-style-name="Standard">
      <style:paragraph-properties fo:text-align="end" style:justify-single-word="false" style:writing-mode="rl-tb"/>
      <style:text-properties style:font-name="Noto Sans Arabic" officeooo:paragraph-rsid="001ccd0c" style:font-name-complex="Noto Sans Arabic"/>
    </style:style>
    <style:style style:name="P56" style:family="paragraph" style:parent-style-name="Standard">
      <style:paragraph-properties fo:text-align="end" style:justify-single-word="false" style:writing-mode="rl-tb"/>
      <style:text-properties style:font-name="Noto Sans Arabic" officeooo:paragraph-rsid="001e0421" style:font-name-complex="Noto Sans Arabic"/>
    </style:style>
    <style:style style:name="P57" style:family="paragraph" style:parent-style-name="Standard">
      <style:paragraph-properties fo:text-align="end" style:justify-single-word="false" style:writing-mode="rl-tb"/>
      <style:text-properties style:font-name="Noto Sans Arabic" officeooo:rsid="00195fee" officeooo:paragraph-rsid="00195fee" style:font-name-complex="Noto Sans Arabic"/>
    </style:style>
    <style:style style:name="P58" style:family="paragraph" style:parent-style-name="Standard">
      <style:paragraph-properties fo:text-align="end" style:justify-single-word="false" style:writing-mode="rl-tb"/>
      <style:text-properties style:font-name="Noto Sans Arabic" officeooo:rsid="00196a45" officeooo:paragraph-rsid="00196a45" style:font-name-complex="Noto Sans Arabic"/>
    </style:style>
    <style:style style:name="P59" style:family="paragraph" style:parent-style-name="Standard">
      <style:paragraph-properties fo:text-align="end" style:justify-single-word="false" style:writing-mode="rl-tb"/>
      <style:text-properties style:font-name="Noto Sans Arabic" officeooo:rsid="00332e43" officeooo:paragraph-rsid="00332e43" style:font-name-complex="Noto Sans Arabic"/>
    </style:style>
    <style:style style:name="P60" style:family="paragraph" style:parent-style-name="Standard">
      <style:paragraph-properties fo:text-align="end" style:justify-single-word="false" style:writing-mode="rl-tb"/>
      <style:text-properties style:font-name="Noto Sans Arabic" officeooo:rsid="001b9558" officeooo:paragraph-rsid="001b9558" style:font-name-complex="Noto Sans Arabic"/>
    </style:style>
    <style:style style:name="P61" style:family="paragraph" style:parent-style-name="Standard">
      <style:paragraph-properties fo:text-align="end" style:justify-single-word="false" style:writing-mode="rl-tb"/>
      <style:text-properties style:font-name="Noto Sans Arabic" officeooo:rsid="001b9558" officeooo:paragraph-rsid="003401b3" style:font-name-complex="Noto Sans Arabic"/>
    </style:style>
    <style:style style:name="P62" style:family="paragraph" style:parent-style-name="Standard">
      <style:paragraph-properties fo:text-align="end" style:justify-single-word="false" style:writing-mode="rl-tb"/>
      <style:text-properties style:font-name="Noto Sans Arabic" officeooo:rsid="002015e2" officeooo:paragraph-rsid="002199e9" style:font-name-complex="Noto Sans Arabic"/>
    </style:style>
    <style:style style:name="P63" style:family="paragraph" style:parent-style-name="Standard">
      <style:paragraph-properties fo:text-align="end" style:justify-single-word="false" style:writing-mode="rl-tb"/>
      <style:text-properties style:font-name="Noto Sans Arabic" officeooo:rsid="001eeb0b" officeooo:paragraph-rsid="001eeb0b" style:font-name-complex="Noto Sans Arabic"/>
    </style:style>
    <style:style style:name="P64" style:family="paragraph" style:parent-style-name="Standard">
      <style:paragraph-properties fo:text-align="end" style:justify-single-word="false" style:writing-mode="rl-tb"/>
      <style:text-properties style:font-name="Noto Sans Arabic" officeooo:rsid="001ccd0c" officeooo:paragraph-rsid="001ccd0c" style:font-name-complex="Noto Sans Arabic"/>
    </style:style>
    <style:style style:name="P65" style:family="paragraph" style:parent-style-name="Standard">
      <style:paragraph-properties fo:text-align="end" style:justify-single-word="false" style:writing-mode="rl-tb"/>
      <style:text-properties style:font-name="Noto Sans Arabic" officeooo:rsid="0026b8e7" officeooo:paragraph-rsid="0026b8e7" style:font-name-complex="Noto Sans Arabic"/>
    </style:style>
    <style:style style:name="P66" style:family="paragraph" style:parent-style-name="Standard">
      <style:paragraph-properties fo:text-align="end" style:justify-single-word="false" style:writing-mode="rl-tb"/>
      <style:text-properties style:font-name="Noto Sans Arabic" officeooo:rsid="004ab9c0" officeooo:paragraph-rsid="004ab9c0" style:font-name-complex="Noto Sans Arabic"/>
    </style:style>
    <style:style style:name="P67" style:family="paragraph" style:parent-style-name="Standard">
      <style:paragraph-properties fo:text-align="end" style:justify-single-word="false" style:writing-mode="rl-tb"/>
      <style:text-properties style:font-name="Noto Sans Arabic" officeooo:rsid="004f6156" officeooo:paragraph-rsid="004f6156" style:font-name-complex="Noto Sans Arabic"/>
    </style:style>
    <style:style style:name="P68" style:family="paragraph" style:parent-style-name="Standard">
      <style:paragraph-properties fo:text-align="end" style:justify-single-word="false" style:writing-mode="rl-tb"/>
      <style:text-properties style:font-name="Noto Sans Arabic" officeooo:rsid="00502352" officeooo:paragraph-rsid="00502352" style:font-name-complex="Noto Sans Arabic"/>
    </style:style>
    <style:style style:name="P69" style:family="paragraph" style:parent-style-name="Standard">
      <style:paragraph-properties fo:text-align="end" style:justify-single-word="false" style:writing-mode="rl-tb"/>
      <style:text-properties style:font-name="Noto Sans Arabic" officeooo:rsid="005438df" officeooo:paragraph-rsid="0016a365" style:font-name-complex="Noto Sans Arabic"/>
    </style:style>
    <style:style style:name="P70" style:family="paragraph" style:parent-style-name="Standard">
      <style:paragraph-properties fo:text-align="end" style:justify-single-word="false" style:writing-mode="rl-tb"/>
      <style:text-properties style:font-name="Noto Sans Arabic" fo:font-weight="bold" officeooo:rsid="00252a1f" officeooo:paragraph-rsid="00252a1f" style:font-weight-asian="bold" style:font-name-complex="Noto Sans Arabic" style:font-weight-complex="bold"/>
    </style:style>
    <style:style style:name="P71" style:family="paragraph" style:parent-style-name="Standard">
      <style:paragraph-properties fo:text-align="end" style:justify-single-word="false" style:writing-mode="rl-tb"/>
      <style:text-properties style:font-name="Noto Sans Arabic" officeooo:rsid="00502352" officeooo:paragraph-rsid="00502352" fo:background-color="#ffff00" style:font-name-complex="Noto Sans Arabic"/>
    </style:style>
    <style:style style:name="P72" style:family="paragraph" style:parent-style-name="Standard">
      <style:paragraph-properties fo:text-align="end" style:justify-single-word="false" style:writing-mode="rl-tb"/>
      <style:text-properties style:font-name="Noto Sans Arabic" fo:font-style="italic" officeooo:rsid="0016a365" officeooo:paragraph-rsid="005438df" style:font-style-asian="italic" style:font-name-complex="Noto Sans Arabic" style:font-style-complex="italic"/>
    </style:style>
    <style:style style:name="P73" style:family="paragraph" style:parent-style-name="Standard">
      <style:paragraph-properties fo:text-align="end" style:justify-single-word="false" style:writing-mode="rl-tb"/>
      <style:text-properties style:font-name="Noto Sans Arabic" fo:font-style="italic" officeooo:rsid="0016a365" officeooo:paragraph-rsid="00562931" style:font-style-asian="italic" style:font-name-complex="Noto Sans Arabic" style:font-style-complex="italic"/>
    </style:style>
    <style:style style:name="P74" style:family="paragraph" style:parent-style-name="Standard">
      <style:paragraph-properties fo:text-align="start" style:justify-single-word="false" style:writing-mode="rl-tb"/>
      <style:text-properties style:font-name="Noto Sans Arabic" fo:font-style="italic" officeooo:rsid="0016a365" officeooo:paragraph-rsid="005438df" style:font-style-asian="italic" style:font-name-complex="Noto Sans Arabic" style:font-style-complex="italic"/>
    </style:style>
    <style:style style:name="P75" style:family="paragraph" style:parent-style-name="Standard">
      <style:paragraph-properties fo:text-align="end" style:justify-single-word="false" style:writing-mode="rl-tb"/>
      <style:text-properties style:font-name="Noto Sans Arabic" fo:font-weight="normal" officeooo:rsid="0016a365" officeooo:paragraph-rsid="001e9d73" style:font-weight-asian="normal" style:font-name-complex="Noto Sans Arabic" style:font-weight-complex="normal"/>
    </style:style>
    <style:style style:name="P76" style:family="paragraph" style:parent-style-name="Standard">
      <style:paragraph-properties fo:text-align="end" style:justify-single-word="false" style:writing-mode="rl-tb"/>
      <style:text-properties style:font-name="Noto Sans Arabic" fo:font-weight="normal" officeooo:rsid="0016a365" officeooo:paragraph-rsid="00252a1f" style:font-weight-asian="normal" style:font-name-complex="Noto Sans Arabic" style:font-weight-complex="normal"/>
    </style:style>
    <style:style style:name="P77" style:family="paragraph" style:parent-style-name="Standard">
      <style:paragraph-properties fo:text-align="end" style:justify-single-word="false" style:writing-mode="rl-tb"/>
      <style:text-properties style:font-name="Noto Sans Arabic" fo:font-weight="normal" officeooo:rsid="001e9d73" officeooo:paragraph-rsid="001e9d73" style:font-weight-asian="normal" style:font-name-complex="Noto Sans Arabic" style:font-weight-complex="normal"/>
    </style:style>
    <style:style style:name="P78" style:family="paragraph" style:parent-style-name="Standard">
      <style:paragraph-properties fo:text-align="center" style:justify-single-word="false" style:writing-mode="rl-tb">
        <style:tab-stops/>
      </style:paragraph-properties>
      <style:text-properties style:font-name="Liberation Serif" style:font-name-complex="Noto Sans Arabic"/>
    </style:style>
    <style:style style:name="P79" style:family="paragraph" style:parent-style-name="Standard">
      <style:paragraph-properties fo:text-align="center" style:justify-single-word="false" style:writing-mode="rl-tb"/>
      <style:text-properties style:font-name="Liberation Serif" fo:font-size="12pt" style:font-size-asian="12pt" style:font-name-complex="Noto Sans Arabic" style:font-size-complex="12pt"/>
    </style:style>
    <style:style style:name="P80" style:family="paragraph" style:parent-style-name="Standard">
      <style:paragraph-properties fo:text-align="center" style:justify-single-word="false" style:writing-mode="rl-tb">
        <style:tab-stops/>
      </style:paragraph-properties>
      <style:text-properties style:font-name="Liberation Serif" fo:font-size="12pt" style:font-size-asian="12pt" style:font-name-complex="Noto Sans Arabic" style:font-size-complex="12pt"/>
    </style:style>
    <style:style style:name="P81" style:family="paragraph" style:parent-style-name="Standard">
      <style:paragraph-properties fo:text-align="center" style:justify-single-word="false" style:writing-mode="rl-tb"/>
      <style:text-properties style:font-name="Liberation Serif" fo:font-size="12pt" officeooo:paragraph-rsid="0030be03" style:font-size-asian="12pt" style:font-name-complex="Noto Sans Arabic" style:font-size-complex="12pt"/>
    </style:style>
    <style:style style:name="P82" style:family="paragraph" style:parent-style-name="Standard">
      <style:paragraph-properties fo:text-align="center" style:justify-single-word="false" style:writing-mode="rl-tb">
        <style:tab-stops/>
      </style:paragraph-properties>
      <style:text-properties style:font-name="Liberation Serif" fo:font-size="12pt" fo:font-weight="bold" style:font-size-asian="12pt" style:font-weight-asian="bold" style:font-name-complex="Noto Sans Arabic" style:font-size-complex="12pt" style:font-weight-complex="bold"/>
    </style:style>
    <style:style style:name="P83" style:family="paragraph" style:parent-style-name="Standard">
      <style:paragraph-properties fo:text-align="justify" style:justify-single-word="false"/>
      <style:text-properties fo:font-weight="bold" officeooo:rsid="0016a365" officeooo:paragraph-rsid="005b7a04" style:font-weight-asian="bold" style:font-weight-complex="bold"/>
    </style:style>
    <style:style style:name="P84" style:family="paragraph" style:parent-style-name="Standard">
      <style:paragraph-properties fo:text-align="justify" style:justify-single-word="false"/>
      <style:text-properties officeooo:rsid="0016a365" officeooo:paragraph-rsid="005b7a04"/>
    </style:style>
    <style:style style:name="P85" style:family="paragraph" style:parent-style-name="Standard">
      <style:paragraph-properties fo:text-align="start" style:justify-single-word="false" style:writing-mode="lr-tb"/>
      <style:text-properties style:font-name="Noto Sans Arabic" fo:font-style="italic" style:text-underline-style="none" officeooo:rsid="002015e2" officeooo:paragraph-rsid="002199e9" style:font-style-asian="italic" style:font-name-complex="Noto Sans Arabic" style:font-style-complex="italic"/>
    </style:style>
    <style:style style:name="P86" style:family="paragraph" style:parent-style-name="Standard">
      <style:paragraph-properties fo:text-align="start" style:justify-single-word="false" style:writing-mode="lr-tb"/>
      <style:text-properties style:font-name="Noto Sans Arabic" fo:font-style="italic" style:text-underline-style="none" officeooo:rsid="0016a365" officeooo:paragraph-rsid="0016a365" style:font-style-asian="italic" style:font-name-complex="Noto Sans Arabic" style:font-style-complex="italic"/>
    </style:style>
    <style:style style:name="P87" style:family="paragraph" style:parent-style-name="Standard">
      <style:paragraph-properties fo:text-align="start" style:justify-single-word="false" style:writing-mode="lr-tb"/>
      <style:text-properties style:font-name="Noto Sans Arabic" fo:font-style="italic" officeooo:rsid="0016a365" officeooo:paragraph-rsid="0022d027" style:font-style-asian="italic" style:font-name-complex="Noto Sans Arabic" style:font-style-complex="italic"/>
    </style:style>
    <style:style style:name="P88" style:family="paragraph" style:parent-style-name="Standard">
      <style:paragraph-properties fo:text-align="start" style:justify-single-word="false" style:writing-mode="lr-tb"/>
      <style:text-properties style:font-name="Noto Sans Arabic" fo:font-style="italic" officeooo:rsid="0016a365" officeooo:paragraph-rsid="002199e9" style:font-style-asian="italic" style:font-name-complex="Noto Sans Arabic" style:font-style-complex="italic"/>
    </style:style>
    <style:style style:name="P89" style:family="paragraph" style:parent-style-name="Standard">
      <style:paragraph-properties fo:text-align="start" style:justify-single-word="false" style:writing-mode="lr-tb"/>
      <style:text-properties style:font-name="Noto Sans Arabic" fo:font-style="italic" fo:font-weight="normal" officeooo:rsid="0016a365" officeooo:paragraph-rsid="002199e9" style:font-style-asian="italic" style:font-weight-asian="normal" style:font-name-complex="Noto Sans Arabic" style:font-style-complex="italic" style:font-weight-complex="normal"/>
    </style:style>
    <style:style style:name="P90" style:family="paragraph" style:parent-style-name="Standard">
      <style:paragraph-properties fo:text-align="start" style:justify-single-word="false" style:writing-mode="lr-tb"/>
      <style:text-properties style:font-name="Noto Sans Arabic" officeooo:rsid="0016a365" officeooo:paragraph-rsid="002199e9" style:font-name-complex="Noto Sans Arabic"/>
    </style:style>
    <style:style style:name="P91" style:family="paragraph" style:parent-style-name="Standard">
      <style:paragraph-properties fo:margin-top="0in" fo:margin-bottom="0in" loext:contextual-spacing="false" fo:text-align="justify" style:justify-single-word="false"/>
      <style:text-properties officeooo:rsid="0016a365" officeooo:paragraph-rsid="005b7a04"/>
    </style:style>
    <style:style style:name="P92" style:family="paragraph" style:parent-style-name="Standard">
      <style:paragraph-properties fo:margin-top="0in" fo:margin-bottom="0in" loext:contextual-spacing="false" fo:text-align="justify" style:justify-single-word="false" style:writing-mode="lr-tb"/>
      <style:text-properties officeooo:rsid="0016a365" officeooo:paragraph-rsid="005b7a04"/>
    </style:style>
    <style:style style:name="P93" style:family="paragraph" style:parent-style-name="Text_20_body">
      <style:paragraph-properties fo:text-align="justify" style:justify-single-word="false"/>
      <style:text-properties officeooo:paragraph-rsid="005b7a04"/>
    </style:style>
    <style:style style:name="P94" style:family="paragraph" style:parent-style-name="Text_20_body">
      <style:paragraph-properties fo:text-align="justify" style:justify-single-word="false"/>
      <style:text-properties officeooo:rsid="0016a365" officeooo:paragraph-rsid="005b7a04"/>
    </style:style>
    <style:style style:name="P95" style:family="paragraph" style:parent-style-name="Text_20_body" style:list-style-name="L1">
      <style:paragraph-properties fo:margin-top="0in" fo:margin-bottom="0in" loext:contextual-spacing="false" fo:text-align="end" style:justify-single-word="false" style:writing-mode="rl-tb"/>
      <style:text-properties style:font-name="Noto Sans Arabic" officeooo:paragraph-rsid="00176def" style:font-name-complex="Noto Sans Arabic"/>
    </style:style>
    <style:style style:name="P96" style:family="paragraph" style:parent-style-name="Text_20_body" style:list-style-name="L2">
      <style:paragraph-properties fo:margin-top="0in" fo:margin-bottom="0in" loext:contextual-spacing="false" fo:text-align="justify" style:justify-single-word="false"/>
      <style:text-properties officeooo:paragraph-rsid="005b7a04"/>
    </style:style>
    <style:style style:name="P97" style:family="paragraph" style:parent-style-name="Text_20_body">
      <style:paragraph-properties fo:text-align="end" style:justify-single-word="false" style:writing-mode="rl-tb"/>
      <style:text-properties style:font-name="Noto Sans Arabic" officeooo:rsid="0016a365" officeooo:paragraph-rsid="00411e84" style:font-name-complex="Noto Sans Arabic"/>
    </style:style>
    <style:style style:name="P98" style:family="paragraph" style:parent-style-name="Text_20_body">
      <style:paragraph-properties fo:text-align="end" style:justify-single-word="false" style:writing-mode="rl-tb"/>
    </style:style>
    <style:style style:name="P99" style:family="paragraph" style:parent-style-name="Text_20_body">
      <style:paragraph-properties fo:text-align="end" style:justify-single-word="false" style:writing-mode="rl-tb"/>
      <style:text-properties officeooo:paragraph-rsid="00411e84"/>
    </style:style>
    <style:style style:name="P100" style:family="paragraph" style:parent-style-name="Text_20_body">
      <style:paragraph-properties fo:text-align="end" style:justify-single-word="false" style:writing-mode="rl-tb"/>
      <style:text-properties officeooo:paragraph-rsid="00176def"/>
    </style:style>
    <style:style style:name="P101" style:family="paragraph" style:parent-style-name="Text_20_body">
      <style:paragraph-properties fo:text-align="end" style:justify-single-word="false" style:writing-mode="rl-tb"/>
      <style:text-properties officeooo:paragraph-rsid="0043f1c0"/>
    </style:style>
    <style:style style:name="P102" style:family="paragraph" style:parent-style-name="Text_20_body">
      <style:paragraph-properties fo:text-align="end" style:justify-single-word="false" style:writing-mode="rl-tb"/>
      <style:text-properties officeooo:paragraph-rsid="0046ff82"/>
    </style:style>
    <style:style style:name="P103" style:family="paragraph" style:parent-style-name="Text_20_body">
      <style:paragraph-properties fo:text-align="end" style:justify-single-word="false" style:writing-mode="rl-tb"/>
      <style:text-properties officeooo:paragraph-rsid="00484771"/>
    </style:style>
    <style:style style:name="P104" style:family="paragraph" style:parent-style-name="Text_20_body">
      <style:paragraph-properties fo:text-align="end" style:justify-single-word="false" style:writing-mode="rl-tb"/>
      <style:text-properties officeooo:paragraph-rsid="00562931"/>
    </style:style>
    <style:style style:name="P105" style:family="paragraph" style:parent-style-name="Text_20_body">
      <style:paragraph-properties fo:text-align="end" style:justify-single-word="false" style:writing-mode="rl-tb"/>
      <style:text-properties officeooo:paragraph-rsid="00578b2c"/>
    </style:style>
    <style:style style:name="P106" style:family="paragraph" style:parent-style-name="Text_20_body">
      <style:paragraph-properties fo:text-align="end" style:justify-single-word="false" style:writing-mode="rl-tb"/>
      <style:text-properties officeooo:paragraph-rsid="0058e977"/>
    </style:style>
    <style:style style:name="P107" style:family="paragraph" style:parent-style-name="Text_20_body">
      <style:paragraph-properties fo:text-align="end" style:justify-single-word="false" style:writing-mode="rl-tb"/>
      <style:text-properties officeooo:paragraph-rsid="005ab048"/>
    </style:style>
    <style:style style:name="P108" style:family="paragraph" style:parent-style-name="Text_20_body">
      <style:paragraph-properties fo:text-align="end" style:justify-single-word="false" style:writing-mode="rl-tb"/>
      <style:text-properties style:font-name="Noto Sans Arabic" officeooo:paragraph-rsid="00176def" style:font-name-complex="Noto Sans Arabic"/>
    </style:style>
    <style:style style:name="P109" style:family="paragraph" style:parent-style-name="Text_20_body">
      <style:paragraph-properties fo:text-align="end" style:justify-single-word="false" style:writing-mode="rl-tb"/>
      <style:text-properties style:font-name="Noto Sans Arabic" officeooo:rsid="0016a365" officeooo:paragraph-rsid="00176def" style:font-name-complex="Noto Sans Arabic"/>
    </style:style>
    <style:style style:name="P110" style:family="paragraph" style:parent-style-name="Text_20_body">
      <style:paragraph-properties fo:text-align="end" style:justify-single-word="false" style:writing-mode="rl-tb"/>
      <style:text-properties style:font-name="Noto Sans Arabic" fo:font-weight="bold" officeooo:rsid="0016a365" officeooo:paragraph-rsid="00176def" style:font-weight-asian="bold" style:font-name-complex="Noto Sans Arabic" style:font-weight-complex="bold"/>
    </style:style>
    <style:style style:name="T1" style:family="text">
      <style:text-properties officeooo:rsid="0017527b"/>
    </style:style>
    <style:style style:name="T2" style:family="text">
      <style:text-properties officeooo:rsid="001a7601"/>
    </style:style>
    <style:style style:name="T3" style:family="text">
      <style:text-properties fo:font-weight="bold" style:font-weight-asian="bold" style:font-weight-complex="bold"/>
    </style:style>
    <style:style style:name="T4" style:family="text">
      <style:text-properties fo:font-weight="bold" officeooo:rsid="00196a45" style:font-weight-asian="bold" style:font-weight-complex="bold"/>
    </style:style>
    <style:style style:name="T5" style:family="text">
      <style:text-properties fo:font-weight="bold" officeooo:rsid="001b9558" style:font-weight-asian="bold" style:font-weight-complex="bold"/>
    </style:style>
    <style:style style:name="T6" style:family="text">
      <style:text-properties fo:font-weight="bold" officeooo:rsid="001ccd0c" style:font-weight-asian="bold" style:font-weight-complex="bold"/>
    </style:style>
    <style:style style:name="T7" style:family="text">
      <style:text-properties fo:font-weight="bold" officeooo:rsid="001e0421" style:font-weight-asian="bold" style:font-weight-complex="bold"/>
    </style:style>
    <style:style style:name="T8" style:family="text">
      <style:text-properties fo:font-weight="bold" officeooo:rsid="001e9d73" style:font-weight-asian="bold" style:font-weight-complex="bold"/>
    </style:style>
    <style:style style:name="T9" style:family="text">
      <style:text-properties fo:font-weight="bold" officeooo:rsid="00411e84" style:font-weight-asian="bold" style:font-weight-complex="bold"/>
    </style:style>
    <style:style style:name="T10" style:family="text">
      <style:text-properties fo:font-weight="bold" officeooo:rsid="003765b2" style:font-weight-asian="bold" style:font-weight-complex="bold"/>
    </style:style>
    <style:style style:name="T11" style:family="text">
      <style:text-properties fo:font-weight="bold" officeooo:rsid="00195fee" style:font-weight-asian="bold" style:font-weight-complex="bold"/>
    </style:style>
    <style:style style:name="T12" style:family="text">
      <style:text-properties fo:font-weight="bold" officeooo:rsid="003c6752" style:font-weight-asian="bold" style:font-weight-complex="bold"/>
    </style:style>
    <style:style style:name="T13" style:family="text">
      <style:text-properties fo:font-weight="bold" officeooo:rsid="001b31c6" style:font-weight-asian="bold" style:font-weight-complex="bold"/>
    </style:style>
    <style:style style:name="T14" style:family="text">
      <style:text-properties fo:font-weight="bold" officeooo:rsid="0016a365" style:font-weight-asian="bold" style:font-weight-complex="bold"/>
    </style:style>
    <style:style style:name="T15" style:family="text">
      <style:text-properties fo:font-weight="bold" officeooo:rsid="00562931" style:font-weight-asian="bold" style:font-weight-complex="bold"/>
    </style:style>
    <style:style style:name="T16" style:family="text">
      <style:text-properties fo:font-weight="bold" officeooo:rsid="0058e977" style:font-weight-asian="bold" style:font-weight-complex="bold"/>
    </style:style>
    <style:style style:name="T17" style:family="text">
      <style:text-properties fo:font-size="26pt" fo:font-weight="bold" officeooo:rsid="003765b2" style:font-size-asian="26pt" style:font-weight-asian="bold" style:font-size-complex="26pt" style:font-weight-complex="bold"/>
    </style:style>
    <style:style style:name="T18" style:family="text">
      <style:text-properties officeooo:rsid="001b9558"/>
    </style:style>
    <style:style style:name="T19" style:family="text">
      <style:text-properties officeooo:rsid="001ccd0c"/>
    </style:style>
    <style:style style:name="T20" style:family="text">
      <style:text-properties officeooo:rsid="0016a365"/>
    </style:style>
    <style:style style:name="T21" style:family="text">
      <style:text-properties officeooo:rsid="001f8a48"/>
    </style:style>
    <style:style style:name="T22" style:family="text">
      <style:text-properties fo:font-style="italic" style:font-style-asian="italic" style:font-style-complex="italic"/>
    </style:style>
    <style:style style:name="T23" style:family="text">
      <style:text-properties officeooo:rsid="00252a1f"/>
    </style:style>
    <style:style style:name="T24" style:family="text">
      <style:text-properties officeooo:rsid="002d3859"/>
    </style:style>
    <style:style style:name="T25" style:family="text">
      <style:text-properties officeooo:rsid="003765b2"/>
    </style:style>
    <style:style style:name="T26" style:family="text">
      <style:text-properties officeooo:rsid="003aa547"/>
    </style:style>
    <style:style style:name="T27" style:family="text">
      <style:text-properties officeooo:rsid="003c6752"/>
    </style:style>
    <style:style style:name="T28" style:family="text">
      <style:text-properties officeooo:rsid="00411e84"/>
    </style:style>
    <style:style style:name="T29" style:family="text">
      <style:text-properties style:font-name="Noto Sans Arabic" style:font-name-complex="Noto Sans Arabic"/>
    </style:style>
    <style:style style:name="T30" style:family="text">
      <style:text-properties style:font-name="Noto Sans Arabic" officeooo:rsid="003765b2" style:font-name-complex="Noto Sans Arabic"/>
    </style:style>
    <style:style style:name="T31" style:family="text">
      <style:text-properties style:font-name="Noto Sans Arabic" officeooo:rsid="0016a365" style:font-name-complex="Noto Sans Arabic"/>
    </style:style>
    <style:style style:name="T32" style:family="text">
      <style:text-properties style:font-name="Noto Sans Arabic" officeooo:rsid="0017527b" style:font-name-complex="Noto Sans Arabic"/>
    </style:style>
    <style:style style:name="T33" style:family="text">
      <style:text-properties style:font-name="Noto Sans Arabic" officeooo:rsid="001a7601" style:font-name-complex="Noto Sans Arabic"/>
    </style:style>
    <style:style style:name="T34" style:family="text">
      <style:text-properties style:font-name="Noto Sans Arabic" officeooo:rsid="00411e84" style:font-name-complex="Noto Sans Arabic"/>
    </style:style>
    <style:style style:name="T35" style:family="text">
      <style:text-properties style:font-name="Noto Sans Arabic" officeooo:rsid="0043a349" style:font-name-complex="Noto Sans Arabic"/>
    </style:style>
    <style:style style:name="T36" style:family="text">
      <style:text-properties style:font-name="Noto Sans Arabic" officeooo:rsid="0043c80e" style:font-name-complex="Noto Sans Arabic"/>
    </style:style>
    <style:style style:name="T37" style:family="text">
      <style:text-properties style:font-name="Noto Sans Arabic" officeooo:rsid="0043f1c0" style:font-name-complex="Noto Sans Arabic"/>
    </style:style>
    <style:style style:name="T38" style:family="text">
      <style:text-properties style:font-name="Noto Sans Arabic" officeooo:rsid="0045d3ab" style:font-name-complex="Noto Sans Arabic"/>
    </style:style>
    <style:style style:name="T39" style:family="text">
      <style:text-properties style:font-name="Noto Sans Arabic" officeooo:rsid="0046ff82" style:font-name-complex="Noto Sans Arabic"/>
    </style:style>
    <style:style style:name="T40" style:family="text">
      <style:text-properties style:font-name="Noto Sans Arabic" officeooo:rsid="00484771" style:font-name-complex="Noto Sans Arabic"/>
    </style:style>
    <style:style style:name="T41" style:family="text">
      <style:text-properties style:font-name="Noto Sans Arabic" officeooo:rsid="004ab9c0" style:font-name-complex="Noto Sans Arabic"/>
    </style:style>
    <style:style style:name="T42" style:family="text">
      <style:text-properties style:font-name="Noto Sans Arabic" officeooo:rsid="004c4193" style:font-name-complex="Noto Sans Arabic"/>
    </style:style>
    <style:style style:name="T43" style:family="text">
      <style:text-properties style:font-name="Noto Sans Arabic" officeooo:rsid="004da2c7" style:font-name-complex="Noto Sans Arabic"/>
    </style:style>
    <style:style style:name="T44" style:family="text">
      <style:text-properties style:font-name="Noto Sans Arabic" officeooo:rsid="0030be03" style:font-name-complex="Noto Sans Arabic"/>
    </style:style>
    <style:style style:name="T45" style:family="text">
      <style:text-properties style:font-name="Noto Sans Arabic" officeooo:rsid="004f6156" style:font-name-complex="Noto Sans Arabic"/>
    </style:style>
    <style:style style:name="T46" style:family="text">
      <style:text-properties style:font-name="Noto Sans Arabic" officeooo:rsid="00326b6d" style:font-name-complex="Noto Sans Arabic"/>
    </style:style>
    <style:style style:name="T47" style:family="text">
      <style:text-properties style:font-name="Noto Sans Arabic" officeooo:rsid="00502352" style:font-name-complex="Noto Sans Arabic"/>
    </style:style>
    <style:style style:name="T48" style:family="text">
      <style:text-properties style:font-name="Noto Sans Arabic" officeooo:rsid="00334c24" style:font-name-complex="Noto Sans Arabic"/>
    </style:style>
    <style:style style:name="T49" style:family="text">
      <style:text-properties style:font-name="Noto Sans Arabic" officeooo:rsid="001b9558" style:font-name-complex="Noto Sans Arabic"/>
    </style:style>
    <style:style style:name="T50" style:family="text">
      <style:text-properties style:font-name="Noto Sans Arabic" officeooo:rsid="005438df" style:font-name-complex="Noto Sans Arabic"/>
    </style:style>
    <style:style style:name="T51" style:family="text">
      <style:text-properties style:font-name="Noto Sans Arabic" officeooo:rsid="001b31c6" style:font-name-complex="Noto Sans Arabic"/>
    </style:style>
    <style:style style:name="T52" style:family="text">
      <style:text-properties style:font-name="Noto Sans Arabic" officeooo:rsid="00562931" style:font-name-complex="Noto Sans Arabic"/>
    </style:style>
    <style:style style:name="T53" style:family="text">
      <style:text-properties style:font-name="Noto Sans Arabic" officeooo:rsid="001eeb0b" style:font-name-complex="Noto Sans Arabic"/>
    </style:style>
    <style:style style:name="T54" style:family="text">
      <style:text-properties style:font-name="Noto Sans Arabic" officeooo:rsid="00578b2c" style:font-name-complex="Noto Sans Arabic"/>
    </style:style>
    <style:style style:name="T55" style:family="text">
      <style:text-properties style:font-name="Noto Sans Arabic" officeooo:rsid="001ccd0c" style:font-name-complex="Noto Sans Arabic"/>
    </style:style>
    <style:style style:name="T56" style:family="text">
      <style:text-properties style:font-name="Noto Sans Arabic" officeooo:rsid="0058e977" style:font-name-complex="Noto Sans Arabic"/>
    </style:style>
    <style:style style:name="T57" style:family="text">
      <style:text-properties style:font-name="Noto Sans Arabic" officeooo:rsid="0026b8e7" style:font-name-complex="Noto Sans Arabic"/>
    </style:style>
    <style:style style:name="T58" style:family="text">
      <style:text-properties style:font-name="Noto Sans Arabic" officeooo:rsid="005ab048" style:font-name-complex="Noto Sans Arabic"/>
    </style:style>
    <style:style style:name="T59" style:family="text">
      <style:text-properties style:font-name="Noto Sans Arabic" fo:font-weight="bold" officeooo:rsid="00502352" style:font-weight-asian="bold" style:font-name-complex="Noto Sans Arabic" style:font-weight-complex="bold"/>
    </style:style>
    <style:style style:name="T60" style:family="text">
      <style:text-properties style:font-name="Noto Sans Arabic" fo:font-weight="bold" officeooo:rsid="001b31c6" style:font-weight-asian="bold" style:font-name-complex="Noto Sans Arabic" style:font-weight-complex="bold"/>
    </style:style>
    <style:style style:name="T61" style:family="text">
      <style:text-properties style:font-name="Noto Sans Arabic" fo:font-weight="bold" officeooo:rsid="005438df" style:font-weight-asian="bold" style:font-name-complex="Noto Sans Arabic" style:font-weight-complex="bold"/>
    </style:style>
    <style:style style:name="T62" style:family="text">
      <style:text-properties style:font-name="Noto Sans Arabic" fo:font-weight="bold" officeooo:rsid="0054dde5" style:font-weight-asian="bold" style:font-name-complex="Noto Sans Arabic" style:font-weight-complex="bold"/>
    </style:style>
    <style:style style:name="T63" style:family="text">
      <style:text-properties style:font-name="Noto Sans Arabic" fo:font-weight="bold" officeooo:rsid="00562931" style:font-weight-asian="bold" style:font-name-complex="Noto Sans Arabic" style:font-weight-complex="bold"/>
    </style:style>
    <style:style style:name="T64" style:family="text">
      <style:text-properties style:font-name="Noto Sans Arabic" fo:font-weight="bold" officeooo:rsid="0058e977" style:font-weight-asian="bold" style:font-name-complex="Noto Sans Arabic" style:font-weight-complex="bold"/>
    </style:style>
    <style:style style:name="T65" style:family="text">
      <style:text-properties style:font-name="Noto Sans Arabic" fo:font-weight="bold" officeooo:rsid="00578b2c" style:font-weight-asian="bold" style:font-name-complex="Noto Sans Arabic" style:font-weight-complex="bold"/>
    </style:style>
    <style:style style:name="T66" style:family="text">
      <style:text-properties style:font-name="Noto Sans Arabic" fo:font-weight="bold" officeooo:rsid="005ab048" style:font-weight-asian="bold" style:font-name-complex="Noto Sans Arabic" style:font-weight-complex="bold"/>
    </style:style>
    <style:style style:name="T67" style:family="text">
      <style:text-properties style:font-name="Noto Sans Arabic" fo:font-weight="bold" officeooo:rsid="001e9d73" style:font-weight-asian="bold" style:font-name-complex="Noto Sans Arabic" style:font-weight-complex="bold"/>
    </style:style>
    <style:style style:name="T68" style:family="text">
      <style:text-properties style:font-name="Noto Sans Arabic" fo:font-weight="bold" officeooo:rsid="001ccd0c" style:font-weight-asian="bold" style:font-name-complex="Noto Sans Arabic" style:font-weight-complex="bold"/>
    </style:style>
    <style:style style:name="T69" style:family="text">
      <style:text-properties style:font-name="Noto Sans Arabic" fo:font-weight="bold" officeooo:rsid="00411e84" style:font-weight-asian="bold" style:font-name-complex="Noto Sans Arabic" style:font-weight-complex="bold"/>
    </style:style>
    <style:style style:name="T70" style:family="text">
      <style:text-properties style:font-name="Noto Sans Arabic" fo:font-weight="bold" officeooo:rsid="0016a365" style:font-weight-asian="bold" style:font-name-complex="Noto Sans Arabic" style:font-weight-complex="bold"/>
    </style:style>
    <style:style style:name="T71" style:family="text">
      <style:text-properties style:font-name="Noto Sans Arabic" fo:font-weight="normal" officeooo:rsid="00326b6d" style:font-weight-asian="normal" style:font-name-complex="Noto Sans Arabic" style:font-weight-complex="normal"/>
    </style:style>
    <style:style style:name="T72" style:family="text">
      <style:text-properties style:font-name="Noto Sans Arabic" fo:font-weight="normal" officeooo:rsid="003309b4" style:font-weight-asian="normal" style:font-name-complex="Noto Sans Arabic" style:font-weight-complex="normal"/>
    </style:style>
    <style:style style:name="T73" style:family="text">
      <style:text-properties style:font-name="Noto Sans Arabic" fo:font-weight="normal" officeooo:rsid="00332e43" style:font-weight-asian="normal" style:font-name-complex="Noto Sans Arabic" style:font-weight-complex="normal"/>
    </style:style>
    <style:style style:name="T74" style:family="text">
      <style:text-properties style:font-name="Noto Sans Arabic" fo:font-style="italic" style:text-underline-style="none" officeooo:rsid="005438df" style:font-style-asian="italic" style:font-name-complex="Noto Sans Arabic" style:font-style-complex="italic"/>
    </style:style>
    <style:style style:name="T75" style:family="text">
      <style:text-properties style:font-name="Noto Sans Arabic" fo:font-style="italic" style:text-underline-style="none" officeooo:rsid="0054dde5" style:font-style-asian="italic" style:font-name-complex="Noto Sans Arabic" style:font-style-complex="italic"/>
    </style:style>
    <style:style style:name="T76" style:family="text">
      <style:text-properties style:font-name="Noto Sans Arabic" fo:font-style="italic" style:text-underline-style="none" officeooo:rsid="00562931" style:font-style-asian="italic" style:font-name-complex="Noto Sans Arabic" style:font-style-complex="italic"/>
    </style:style>
    <style:style style:name="T77" style:family="text">
      <style:text-properties style:font-name="Noto Sans Arabic" fo:font-style="italic" style:text-underline-style="none" fo:font-weight="normal" officeooo:rsid="005438df" style:font-style-asian="italic" style:font-weight-asian="normal" style:font-name-complex="Noto Sans Arabic" style:font-style-complex="italic" style:font-weight-complex="normal"/>
    </style:style>
    <style:style style:name="T78" style:family="text">
      <style:text-properties style:font-name="Noto Sans Arabic" fo:font-style="italic" style:text-underline-style="none" fo:font-weight="normal" officeooo:rsid="0054dde5" style:font-style-asian="italic" style:font-weight-asian="normal" style:font-name-complex="Noto Sans Arabic" style:font-style-complex="italic" style:font-weight-complex="normal"/>
    </style:style>
    <style:style style:name="T79" style:family="text">
      <style:text-properties style:font-name="Noto Sans Arabic" style:text-underline-style="solid" style:text-underline-width="auto" style:text-underline-color="font-color" fo:font-weight="bold" officeooo:rsid="00562931" style:font-weight-asian="bold" style:font-name-complex="Noto Sans Arabic" style:font-weight-complex="bold"/>
    </style:style>
    <style:style style:name="T80" style:family="text">
      <style:text-properties officeooo:rsid="00502352"/>
    </style:style>
    <style:style style:name="T81" style:family="text">
      <style:text-properties officeooo:rsid="0051c7f1"/>
    </style:style>
    <style:style style:name="T82" style:family="text">
      <style:text-properties officeooo:rsid="005281c6"/>
    </style:style>
    <style:style style:name="T83" style:family="text">
      <style:text-properties officeooo:rsid="005438df"/>
    </style:style>
    <style:style style:name="T84" style:family="text">
      <style:text-properties style:text-underline-style="none" officeooo:rsid="005438df"/>
    </style:style>
    <style:style style:name="T85" style:family="text">
      <style:text-properties style:text-underline-style="none" officeooo:rsid="00562931"/>
    </style:style>
    <style:style style:name="T86" style:family="text">
      <style:text-properties officeooo:rsid="0054dde5"/>
    </style:style>
    <style:style style:name="T87" style:family="text">
      <style:text-properties officeooo:rsid="00562931"/>
    </style:style>
    <style:style style:name="T88" style:family="text">
      <style:text-properties officeooo:rsid="0058e977"/>
    </style:style>
    <style:style style:name="T89" style:family="text">
      <style:text-properties officeooo:rsid="005ab048"/>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7">مقدمه‌ای بر رمزنگاری در کامپیوتر</text:span><text:span text:style-name="T20"> </text:span></text:p>
      <text:p text:style-name="P34"/>
      <text:p text:style-name="P45">نوشتهٔ بهراد.ب (TadavomnisT)</text:p>
      <text:p text:style-name="P34"/>
      <text:p text:style-name="P34"/>
      <text:p text:style-name="P3"><text:span text:style-name="T30">کپی‌رایت (C) 2023 بهراد.ب(</text:span><text:a xlink:type="simple" xlink:href="https://github.com/TadavomnisT" text:style-name="Internet_20_link" text:visited-style-name="Visited_20_Internet_20_Link"><text:span text:style-name="T31">TadavomnisT</text:span></text:a><text:span text:style-name="T30">). </text:span></text:p>
      <text:p text:style-name="P47"><text:span text:style-name="T25">اجازه کپی، توزیع و/یا اصلاح این سند، تحت شرایط مجوز مستندات آزاد گنو، نسخه 1.3 یا هر نسخه بعدی منتشر شده توسط بنیاد نرم افزار آزاد داده شده است؛ بدون بخش‌های ثابت، بدون متن‌های </text:span><text:span text:style-name="T26">روی جلدی</text:span><text:span text:style-name="T25"> و بدون متن‌های پشت جلدی. یک کپی از مجوز در قسمتی با عنوان «مجوز مستندات </text:span><text:span text:style-name="T26">آزاد </text:span><text:span text:style-name="T25">گنو» نیز موجود می‌باشد. <text:s/></text:span></text:p>
      <text:p text:style-name="P35">___________________________________________________________________________________</text:p>
      <text:p text:style-name="P35"/>
      <text:p text:style-name="P48"><text:span text:style-name="T10">مقدمه</text:span><text:span text:style-name="T11">:</text:span></text:p>
      <text:p text:style-name="P57"/>
      <text:p text:style-name="P49"><text:span text:style-name="T26">امروزه کریپتوگرافی یا رمزنگاری، یکی از موضوعات مهم و پایه‌ای مطرح شده در علم کامپیوتر میباشد. در حقیقت رمزنگاری چیزی نیست جز روشها و الگوریتمهای ریاضیاتی که با استفاده از آن‌ها میتوانیم از روی داده‌های صریح، معادلات پیچیده ریاضیاتی را بسازیم که هیچ موجودیتی نمیتواند آن‌ها را رمزگشایی بنماید، مگر </text:span><text:span text:style-name="T27">آن</text:span><text:span text:style-name="T26"> که کلید معادله را داشته باشد. در پروسه این فعالیتها میتوان</text:span><text:span text:style-name="T27">یم</text:span><text:span text:style-name="T26"> به دستیابی به اهدافی در راستای اطمینان از حریم شخصی و امنیت </text:span><text:span text:style-name="T27">نزدیک‌تر بشویم</text:span><text:span text:style-name="T26">. </text:span><text:span text:style-name="T27">قصد من این است که در این کتاب، مقدمه‌ای بر فیلد رمزنگاری داشته باشم و موارد بیسیک آنرا از پایه مورد بررسی و توضیح قرار دهم. اگرچه من متخصص این رشته بخصوص، یا تحصیل کرده در این فیلد نیستم، اما تجربیاتی عملی در رمزنگاری دارم و امیدوارم که بتوانم آن‌ها را از طریق این کتاب به اشتراک بگذارم.</text:span></text:p>
      <text:p text:style-name="P49"/>
      <text:p text:style-name="P32"><text:span text:style-name="T29">بهراد.ب</text:span><text:span text:style-name="T30">(</text:span><text:a xlink:type="simple" xlink:href="https://github.com/TadavomnisT" text:style-name="Internet_20_link" text:visited-style-name="Visited_20_Internet_20_Link"><text:span text:style-name="T31">TadavomnisT</text:span></text:a><text:span text:style-name="T30">)</text:span></text:p>
      <text:p text:style-name="P36">___________________________________________________________________________________</text:p>
      <text:p text:style-name="P58"><text:soft-page-break/></text:p>
      <text:p text:style-name="P50"><text:span text:style-name="T12">فصل</text:span><text:span text:style-name="T4"> 1: </text:span><text:span text:style-name="T12">کریپتوگرافی یا رمزنگاری چیست؟</text:span></text:p>
      <text:p text:style-name="P58"/>
      <text:p text:style-name="P51"><text:span text:style-name="T13">1.1 </text:span><text:span text:style-name="T12">مفهوم رمزنگاری چیست؟</text:span></text:p>
      <text:p text:style-name="P51"/>
      <text:p text:style-name="P51"/>
      <text:p text:style-name="P66">هدف اصلی در رمزنگاری این است که یک داده[1] را جوری پنهان کنیم که کسی نتواند محتوای آنرا ببیند، مگر کسی که از کلید با خبر باشد. نکته بسیار مهم این است که رمزگشایی مفهومی کاملاً متفاوت از سیستمهای اعتبارسنجی دارد. بیایید تا یک مثال از رمزنگاری را ببینیم.</text:p>
      <text:p text:style-name="P18"><text:span text:style-name="T29"><text:line-break/></text:span><text:span text:style-name="T41">نکته[1]: داده میتواند هر چیزی باشد، یک مفهوم</text:span><text:span text:style-name="T42">،</text:span><text:span text:style-name="T41"> یک کلام، یگ گفتار، </text:span><text:span text:style-name="T42">هر چیزی که بتوان با قاعده خاصی مبنی بر ریاضیات آنرا بیان کرد. در حوزه کامپیوتر ممکن است مقصود ما از داده هرچیزی باشد، فایلها، </text:span><text:span text:style-name="T43">اطلاعات و …<text:line-break/></text:span></text:p>
      <text:p text:style-name="P20"><text:span text:style-name="T43">فرض کنید ما یک داده به اسم «داده پلین» یا «داده صریح» یا «داده آشکار» داریم.</text:span></text:p>
      <text:p text:style-name="P19"><text:span text:style-name="T29"><text:line-break/></text:span><text:span text:style-name="T43">داده آشکار</text:span><text:span text:style-name="T45">(Plain)</text:span><text:span text:style-name="T44">:</text:span></text:p>
      <text:p text:style-name="P12">Data is a precious thing and will last longer than the systems themselves. - <text:span text:style-name="T24">Tim Berners Lee</text:span></text:p>
      <text:p text:style-name="P52"/>
      <text:p text:style-name="P20"><text:span text:style-name="T43">حال میخواهیم کاری کنیم که این داده آشکار را پنهان شود، بدین منظور هر حرف موجود در داده را با 3 حرف بعد از خودش در ترتیب الفبا جایگذین میکنیم. پس نگاشت حرفها اینچنین است:</text:span></text:p>
      <text:p text:style-name="P81"/>
      <table:table table:name="Table1" table:style-name="Table1">
        <table:table-column table:style-name="Table1.A"/>
        <table:table-column table:style-name="Table1.B"/>
        <table:table-row table:style-name="Table1.1">
          <table:table-cell table:style-name="Table1.A1" office:value-type="string">
            <text:p text:style-name="P82">Plain letter</text:p>
          </table:table-cell>
          <table:table-cell table:style-name="Table1.A1" office:value-type="string">
            <text:p text:style-name="P82">Replacement</text:p>
          </table:table-cell>
        </table:table-row>
        <table:table-row table:style-name="Table1.1">
          <table:table-cell table:style-name="Table1.A1" office:value-type="string">
            <text:p text:style-name="P80">A</text:p>
          </table:table-cell>
          <table:table-cell table:style-name="Table1.A1" office:value-type="string">
            <text:p text:style-name="P80">D</text:p>
          </table:table-cell>
        </table:table-row>
        <table:table-row table:style-name="Table1.1">
          <table:table-cell table:style-name="Table1.A1" office:value-type="string">
            <text:p text:style-name="P80">B</text:p>
          </table:table-cell>
          <table:table-cell table:style-name="Table1.A1" office:value-type="string">
            <text:p text:style-name="P80">E</text:p>
          </table:table-cell>
        </table:table-row>
        <table:table-row table:style-name="Table1.1">
          <table:table-cell table:style-name="Table1.A1" office:value-type="string">
            <text:p text:style-name="P80">C</text:p>
          </table:table-cell>
          <table:table-cell table:style-name="Table1.A1" office:value-type="string">
            <text:p text:style-name="P80">F</text:p>
          </table:table-cell>
        </table:table-row>
        <table:table-row table:style-name="Table1.1">
          <table:table-cell table:style-name="Table1.A1" office:value-type="string">
            <text:p text:style-name="P80">D</text:p>
          </table:table-cell>
          <table:table-cell table:style-name="Table1.A1" office:value-type="string">
            <text:p text:style-name="P80">G</text:p>
          </table:table-cell>
        </table:table-row>
        <table:table-row table:style-name="Table1.1">
          <table:table-cell table:style-name="Table1.A1" office:value-type="string">
            <text:p text:style-name="P80">E</text:p>
          </table:table-cell>
          <table:table-cell table:style-name="Table1.A1" office:value-type="string">
            <text:p text:style-name="P80">H</text:p>
          </table:table-cell>
        </table:table-row>
        <table:table-row table:style-name="Table1.1">
          <table:table-cell table:style-name="Table1.A1" office:value-type="string">
            <text:p text:style-name="P80">F</text:p>
          </table:table-cell>
          <table:table-cell table:style-name="Table1.A1" office:value-type="string">
            <text:p text:style-name="P80">I</text:p>
          </table:table-cell>
        </table:table-row>
        <table:table-row table:style-name="Table1.1">
          <table:table-cell table:style-name="Table1.A1" office:value-type="string">
            <text:p text:style-name="P80">G</text:p>
          </table:table-cell>
          <table:table-cell table:style-name="Table1.A1" office:value-type="string">
            <text:p text:style-name="P80">J</text:p>
          </table:table-cell>
        </table:table-row>
        <table:table-row table:style-name="Table1.1">
          <table:table-cell table:style-name="Table1.A1" office:value-type="string">
            <text:p text:style-name="P80">H</text:p>
          </table:table-cell>
          <table:table-cell table:style-name="Table1.A1" office:value-type="string">
            <text:p text:style-name="P80">K</text:p>
          </table:table-cell>
        </table:table-row>
        <table:table-row table:style-name="Table1.1">
          <table:table-cell table:style-name="Table1.A1" office:value-type="string">
            <text:p text:style-name="P80">I</text:p>
          </table:table-cell>
          <table:table-cell table:style-name="Table1.A1" office:value-type="string">
            <text:p text:style-name="P80">L</text:p>
          </table:table-cell>
        </table:table-row>
        <text:soft-page-break/>
        <table:table-row table:style-name="Table1.1">
          <table:table-cell table:style-name="Table1.A1" office:value-type="string">
            <text:p text:style-name="P80">J</text:p>
          </table:table-cell>
          <table:table-cell table:style-name="Table1.A1" office:value-type="string">
            <text:p text:style-name="P80">M</text:p>
          </table:table-cell>
        </table:table-row>
        <table:table-row table:style-name="Table1.1">
          <table:table-cell table:style-name="Table1.A1" office:value-type="string">
            <text:p text:style-name="P80">K</text:p>
          </table:table-cell>
          <table:table-cell table:style-name="Table1.A1" office:value-type="string">
            <text:p text:style-name="P80">N</text:p>
          </table:table-cell>
        </table:table-row>
        <table:table-row table:style-name="Table1.1">
          <table:table-cell table:style-name="Table1.A1" office:value-type="string">
            <text:p text:style-name="P80">L</text:p>
          </table:table-cell>
          <table:table-cell table:style-name="Table1.A1" office:value-type="string">
            <text:p text:style-name="P80">O</text:p>
          </table:table-cell>
        </table:table-row>
        <table:table-row table:style-name="Table1.1">
          <table:table-cell table:style-name="Table1.A1" office:value-type="string">
            <text:p text:style-name="P80">M</text:p>
          </table:table-cell>
          <table:table-cell table:style-name="Table1.A1" office:value-type="string">
            <text:p text:style-name="P80">P</text:p>
          </table:table-cell>
        </table:table-row>
        <table:table-row table:style-name="Table1.1">
          <table:table-cell table:style-name="Table1.A1" office:value-type="string">
            <text:p text:style-name="P80">N</text:p>
          </table:table-cell>
          <table:table-cell table:style-name="Table1.A1" office:value-type="string">
            <text:p text:style-name="P80">Q</text:p>
          </table:table-cell>
        </table:table-row>
        <table:table-row table:style-name="Table1.1">
          <table:table-cell table:style-name="Table1.A1" office:value-type="string">
            <text:p text:style-name="P80">O</text:p>
          </table:table-cell>
          <table:table-cell table:style-name="Table1.A1" office:value-type="string">
            <text:p text:style-name="P80">R</text:p>
          </table:table-cell>
        </table:table-row>
        <table:table-row table:style-name="Table1.1">
          <table:table-cell table:style-name="Table1.A1" office:value-type="string">
            <text:p text:style-name="P80">P</text:p>
          </table:table-cell>
          <table:table-cell table:style-name="Table1.A1" office:value-type="string">
            <text:p text:style-name="P80">S</text:p>
          </table:table-cell>
        </table:table-row>
        <table:table-row table:style-name="Table1.1">
          <table:table-cell table:style-name="Table1.A1" office:value-type="string">
            <text:p text:style-name="P80">Q</text:p>
          </table:table-cell>
          <table:table-cell table:style-name="Table1.A1" office:value-type="string">
            <text:p text:style-name="P80">T</text:p>
          </table:table-cell>
        </table:table-row>
        <table:table-row table:style-name="Table1.1">
          <table:table-cell table:style-name="Table1.A1" office:value-type="string">
            <text:p text:style-name="P80">R</text:p>
          </table:table-cell>
          <table:table-cell table:style-name="Table1.A1" office:value-type="string">
            <text:p text:style-name="P80">U</text:p>
          </table:table-cell>
        </table:table-row>
        <table:table-row table:style-name="Table1.1">
          <table:table-cell table:style-name="Table1.A1" office:value-type="string">
            <text:p text:style-name="P80">S</text:p>
          </table:table-cell>
          <table:table-cell table:style-name="Table1.A1" office:value-type="string">
            <text:p text:style-name="P80">V</text:p>
          </table:table-cell>
        </table:table-row>
        <table:table-row table:style-name="Table1.1">
          <table:table-cell table:style-name="Table1.A1" office:value-type="string">
            <text:p text:style-name="P80">T</text:p>
          </table:table-cell>
          <table:table-cell table:style-name="Table1.A1" office:value-type="string">
            <text:p text:style-name="P80">W</text:p>
          </table:table-cell>
        </table:table-row>
        <table:table-row table:style-name="Table1.1">
          <table:table-cell table:style-name="Table1.A1" office:value-type="string">
            <text:p text:style-name="P80">U</text:p>
          </table:table-cell>
          <table:table-cell table:style-name="Table1.A1" office:value-type="string">
            <text:p text:style-name="P80">X</text:p>
          </table:table-cell>
        </table:table-row>
        <table:table-row table:style-name="Table1.1">
          <table:table-cell table:style-name="Table1.A1" office:value-type="string">
            <text:p text:style-name="P80">V</text:p>
          </table:table-cell>
          <table:table-cell table:style-name="Table1.A1" office:value-type="string">
            <text:p text:style-name="P80">Y</text:p>
          </table:table-cell>
        </table:table-row>
        <table:table-row table:style-name="Table1.1">
          <table:table-cell table:style-name="Table1.A1" office:value-type="string">
            <text:p text:style-name="P80">W</text:p>
          </table:table-cell>
          <table:table-cell table:style-name="Table1.A1" office:value-type="string">
            <text:p text:style-name="P80">Z</text:p>
          </table:table-cell>
        </table:table-row>
        <table:table-row table:style-name="Table1.1">
          <table:table-cell table:style-name="Table1.A1" office:value-type="string">
            <text:p text:style-name="P80">X</text:p>
          </table:table-cell>
          <table:table-cell table:style-name="Table1.A1" office:value-type="string">
            <text:p text:style-name="P80">A</text:p>
          </table:table-cell>
        </table:table-row>
        <table:table-row table:style-name="Table1.1">
          <table:table-cell table:style-name="Table1.A1" office:value-type="string">
            <text:p text:style-name="P80">Y</text:p>
          </table:table-cell>
          <table:table-cell table:style-name="Table1.A1" office:value-type="string">
            <text:p text:style-name="P80">B</text:p>
          </table:table-cell>
        </table:table-row>
        <table:table-row table:style-name="Table1.1">
          <table:table-cell table:style-name="Table1.A1" office:value-type="string">
            <text:p text:style-name="P80">Z</text:p>
          </table:table-cell>
          <table:table-cell table:style-name="Table1.A1" office:value-type="string">
            <text:p text:style-name="P80">C</text:p>
          </table:table-cell>
        </table:table-row>
      </table:table>
      <text:p text:style-name="P79"/>
      <text:p text:style-name="P21"><text:span text:style-name="T45">پس از جایگذینی حرفها، به متن زیر میرسیم که اسم آن را «داده سایفر» یا «داده نهان» یا «داده پنهان» </text:span><text:span text:style-name="T47">یا حتی «داده رمزشده»</text:span><text:span text:style-name="T45"> میگذاریم:</text:span></text:p>
      <text:p text:style-name="P67"/>
      <text:p text:style-name="P21"><text:span text:style-name="T43">داده </text:span><text:span text:style-name="T45">نهان(</text:span><text:span text:style-name="T46">Cipher</text:span><text:span text:style-name="T45">)</text:span><text:span text:style-name="T44">:</text:span></text:p>
      <text:p text:style-name="P14">Gdwd lv d suhflrxv wklqj dqg zloo odvw orqjhu wkdq wkh vbvwhpv wkhpvhoyhv. - Wlp Ehuqhuv Ohh</text:p>
      <text:p text:style-name="P68"/>
      <text:p text:style-name="P22"><text:span text:style-name="T47">به این فرایند </text:span><text:span text:style-name="T59">رمزگزاری</text:span><text:span text:style-name="T47"> (</text:span><text:span text:style-name="T71">Encrypting</text:span><text:span text:style-name="T47">) یا </text:span><text:span text:style-name="T59">سایفر کردنِ</text:span><text:span text:style-name="T47"> (</text:span><text:span text:style-name="T71">Ciphering</text:span><text:span text:style-name="T47">) داده‌ٔ پلین میگویند. به دادهٔ سایفر شده نگاهی بیاندازید. آیا بدون دانستن روند فرایند متوجه معنی آن میشدید؟ آن قطعه‌ای از اطلاعات که بیان میکند چه اتفاقی برای داده پلین افتاده است که به داده سایفر تبدیل شده است(به زبان ساده انکریپت شده است)، </text:span><text:span text:style-name="T59">کلید رمزنگاری</text:span><text:span text:style-name="T47"> (</text:span><text:span text:style-name="T72">Encryption-Key</text:span><text:span text:style-name="T47">) نام دارد. بعد از همه این اتفاقات، شخصی که کلید را میداند، میتواند سایفر را رمزگشایی یا دیکریپت (</text:span><text:span text:style-name="T73">Decrypt</text:span><text:span text:style-name="T47">) یا دیسایفر (</text:span><text:span text:style-name="T73">Decipher</text:span><text:span text:style-name="T47">) نماید:</text:span></text:p>
      <text:p text:style-name="P53"/>
      <text:p text:style-name="P59"><text:span text:style-name="T80">کلید</text:span>:</text:p>
      <text:p text:style-name="P71">هر حرف را با 3 حرف قبل خودش در الفبا جایگذین کنید.</text:p>
      <text:p text:style-name="P59"/>
      <text:p text:style-name="P23"><text:span text:style-name="T47">داده رمز</text:span><text:span text:style-name="T46">:</text:span></text:p>
      <text:p text:style-name="P15">Gdwd lv d suhflrxv wklqj dqg zloo odvw orqjhu wkdq wkh vbvwhpv wkhpvhoyhv. - Wlp Ehuqhuv Ohh</text:p>
      <text:p text:style-name="P52"><text:soft-page-break/></text:p>
      <text:p text:style-name="P59"/>
      <text:p text:style-name="P51"/>
      <table:table table:name="Table2" table:style-name="Table2">
        <table:table-column table:style-name="Table2.A"/>
        <table:table-column table:style-name="Table2.B"/>
        <table:table-row table:style-name="Table2.1">
          <table:table-cell table:style-name="Table2.A1" office:value-type="string">
            <text:p text:style-name="P78">Cipher letter</text:p>
          </table:table-cell>
          <table:table-cell table:style-name="Table2.A1" office:value-type="string">
            <text:p text:style-name="P78">Replacement</text:p>
          </table:table-cell>
        </table:table-row>
        <table:table-row table:style-name="Table2.1">
          <table:table-cell table:style-name="Table2.A1" office:value-type="string">
            <text:p text:style-name="P78">D</text:p>
          </table:table-cell>
          <table:table-cell table:style-name="Table2.A1" office:value-type="string">
            <text:p text:style-name="P78">A</text:p>
          </table:table-cell>
        </table:table-row>
        <table:table-row table:style-name="Table2.1">
          <table:table-cell table:style-name="Table2.A1" office:value-type="string">
            <text:p text:style-name="P78">E</text:p>
          </table:table-cell>
          <table:table-cell table:style-name="Table2.A1" office:value-type="string">
            <text:p text:style-name="P78">B</text:p>
          </table:table-cell>
        </table:table-row>
        <table:table-row table:style-name="Table2.1">
          <table:table-cell table:style-name="Table2.A1" office:value-type="string">
            <text:p text:style-name="P78">F</text:p>
          </table:table-cell>
          <table:table-cell table:style-name="Table2.A1" office:value-type="string">
            <text:p text:style-name="P78">C</text:p>
          </table:table-cell>
        </table:table-row>
        <table:table-row table:style-name="Table2.1">
          <table:table-cell table:style-name="Table2.A1" office:value-type="string">
            <text:p text:style-name="P78">G</text:p>
          </table:table-cell>
          <table:table-cell table:style-name="Table2.A1" office:value-type="string">
            <text:p text:style-name="P78">D</text:p>
          </table:table-cell>
        </table:table-row>
        <table:table-row table:style-name="Table2.1">
          <table:table-cell table:style-name="Table2.A1" office:value-type="string">
            <text:p text:style-name="P78">H</text:p>
          </table:table-cell>
          <table:table-cell table:style-name="Table2.A1" office:value-type="string">
            <text:p text:style-name="P78">E</text:p>
          </table:table-cell>
        </table:table-row>
        <table:table-row table:style-name="Table2.1">
          <table:table-cell table:style-name="Table2.A1" office:value-type="string">
            <text:p text:style-name="P78">I</text:p>
          </table:table-cell>
          <table:table-cell table:style-name="Table2.A1" office:value-type="string">
            <text:p text:style-name="P78">F</text:p>
          </table:table-cell>
        </table:table-row>
        <table:table-row table:style-name="Table2.1">
          <table:table-cell table:style-name="Table2.A1" office:value-type="string">
            <text:p text:style-name="P78">J</text:p>
          </table:table-cell>
          <table:table-cell table:style-name="Table2.A1" office:value-type="string">
            <text:p text:style-name="P78">G</text:p>
          </table:table-cell>
        </table:table-row>
        <table:table-row table:style-name="Table2.1">
          <table:table-cell table:style-name="Table2.A1" office:value-type="string">
            <text:p text:style-name="P78">K</text:p>
          </table:table-cell>
          <table:table-cell table:style-name="Table2.A1" office:value-type="string">
            <text:p text:style-name="P78">H</text:p>
          </table:table-cell>
        </table:table-row>
        <table:table-row table:style-name="Table2.1">
          <table:table-cell table:style-name="Table2.A1" office:value-type="string">
            <text:p text:style-name="P78">L</text:p>
          </table:table-cell>
          <table:table-cell table:style-name="Table2.A1" office:value-type="string">
            <text:p text:style-name="P78">I</text:p>
          </table:table-cell>
        </table:table-row>
        <table:table-row table:style-name="Table2.1">
          <table:table-cell table:style-name="Table2.A1" office:value-type="string">
            <text:p text:style-name="P78">M</text:p>
          </table:table-cell>
          <table:table-cell table:style-name="Table2.A1" office:value-type="string">
            <text:p text:style-name="P78">J</text:p>
          </table:table-cell>
        </table:table-row>
        <table:table-row table:style-name="Table2.1">
          <table:table-cell table:style-name="Table2.A1" office:value-type="string">
            <text:p text:style-name="P78">N</text:p>
          </table:table-cell>
          <table:table-cell table:style-name="Table2.A1" office:value-type="string">
            <text:p text:style-name="P78">K</text:p>
          </table:table-cell>
        </table:table-row>
        <table:table-row table:style-name="Table2.1">
          <table:table-cell table:style-name="Table2.A1" office:value-type="string">
            <text:p text:style-name="P78">O</text:p>
          </table:table-cell>
          <table:table-cell table:style-name="Table2.A1" office:value-type="string">
            <text:p text:style-name="P78">L</text:p>
          </table:table-cell>
        </table:table-row>
        <table:table-row table:style-name="Table2.1">
          <table:table-cell table:style-name="Table2.A1" office:value-type="string">
            <text:p text:style-name="P78">P</text:p>
          </table:table-cell>
          <table:table-cell table:style-name="Table2.A1" office:value-type="string">
            <text:p text:style-name="P78">M</text:p>
          </table:table-cell>
        </table:table-row>
        <table:table-row table:style-name="Table2.1">
          <table:table-cell table:style-name="Table2.A1" office:value-type="string">
            <text:p text:style-name="P78">Q</text:p>
          </table:table-cell>
          <table:table-cell table:style-name="Table2.A1" office:value-type="string">
            <text:p text:style-name="P78">N</text:p>
          </table:table-cell>
        </table:table-row>
        <table:table-row table:style-name="Table2.1">
          <table:table-cell table:style-name="Table2.A1" office:value-type="string">
            <text:p text:style-name="P78">R</text:p>
          </table:table-cell>
          <table:table-cell table:style-name="Table2.A1" office:value-type="string">
            <text:p text:style-name="P78">O</text:p>
          </table:table-cell>
        </table:table-row>
        <table:table-row table:style-name="Table2.1">
          <table:table-cell table:style-name="Table2.A1" office:value-type="string">
            <text:p text:style-name="P78">S</text:p>
          </table:table-cell>
          <table:table-cell table:style-name="Table2.A1" office:value-type="string">
            <text:p text:style-name="P78">P</text:p>
          </table:table-cell>
        </table:table-row>
        <table:table-row table:style-name="Table2.1">
          <table:table-cell table:style-name="Table2.A1" office:value-type="string">
            <text:p text:style-name="P78">T</text:p>
          </table:table-cell>
          <table:table-cell table:style-name="Table2.A1" office:value-type="string">
            <text:p text:style-name="P78">Q</text:p>
          </table:table-cell>
        </table:table-row>
        <table:table-row table:style-name="Table2.1">
          <table:table-cell table:style-name="Table2.A1" office:value-type="string">
            <text:p text:style-name="P78">U</text:p>
          </table:table-cell>
          <table:table-cell table:style-name="Table2.A1" office:value-type="string">
            <text:p text:style-name="P78">R</text:p>
          </table:table-cell>
        </table:table-row>
        <table:table-row table:style-name="Table2.1">
          <table:table-cell table:style-name="Table2.A1" office:value-type="string">
            <text:p text:style-name="P78">V</text:p>
          </table:table-cell>
          <table:table-cell table:style-name="Table2.A1" office:value-type="string">
            <text:p text:style-name="P78">S</text:p>
          </table:table-cell>
        </table:table-row>
        <table:table-row table:style-name="Table2.1">
          <table:table-cell table:style-name="Table2.A1" office:value-type="string">
            <text:p text:style-name="P78">W</text:p>
          </table:table-cell>
          <table:table-cell table:style-name="Table2.A1" office:value-type="string">
            <text:p text:style-name="P78">T</text:p>
          </table:table-cell>
        </table:table-row>
        <table:table-row table:style-name="Table2.1">
          <table:table-cell table:style-name="Table2.A1" office:value-type="string">
            <text:p text:style-name="P78">X</text:p>
          </table:table-cell>
          <table:table-cell table:style-name="Table2.A1" office:value-type="string">
            <text:p text:style-name="P78">U</text:p>
          </table:table-cell>
        </table:table-row>
        <table:table-row table:style-name="Table2.1">
          <table:table-cell table:style-name="Table2.A1" office:value-type="string">
            <text:p text:style-name="P78">Y</text:p>
          </table:table-cell>
          <table:table-cell table:style-name="Table2.A1" office:value-type="string">
            <text:p text:style-name="P78">V</text:p>
          </table:table-cell>
        </table:table-row>
        <table:table-row table:style-name="Table2.1">
          <table:table-cell table:style-name="Table2.A1" office:value-type="string">
            <text:p text:style-name="P78">Z</text:p>
          </table:table-cell>
          <table:table-cell table:style-name="Table2.A1" office:value-type="string">
            <text:p text:style-name="P78">W</text:p>
          </table:table-cell>
        </table:table-row>
        <table:table-row table:style-name="Table2.1">
          <table:table-cell table:style-name="Table2.A1" office:value-type="string">
            <text:p text:style-name="P78">A</text:p>
          </table:table-cell>
          <table:table-cell table:style-name="Table2.A1" office:value-type="string">
            <text:p text:style-name="P78">X</text:p>
          </table:table-cell>
        </table:table-row>
        <table:table-row table:style-name="Table2.1">
          <table:table-cell table:style-name="Table2.A1" office:value-type="string">
            <text:p text:style-name="P78">B</text:p>
          </table:table-cell>
          <table:table-cell table:style-name="Table2.A1" office:value-type="string">
            <text:p text:style-name="P78">Y</text:p>
          </table:table-cell>
        </table:table-row>
        <table:table-row table:style-name="Table2.1">
          <table:table-cell table:style-name="Table2.A1" office:value-type="string">
            <text:p text:style-name="P78">C</text:p>
          </table:table-cell>
          <table:table-cell table:style-name="Table2.A1" office:value-type="string">
            <text:p text:style-name="P78">Z</text:p>
          </table:table-cell>
        </table:table-row>
      </table:table>
      <text:p text:style-name="P46"/>
      <text:p text:style-name="P24"><text:span text:style-name="T47">داده رمزگشایی شده</text:span><text:span text:style-name="T48"> (</text:span><text:span text:style-name="T47">داده آشکار</text:span><text:span text:style-name="T48">)</text:span><text:span text:style-name="T44">:</text:span></text:p>
      <text:p text:style-name="P13">Data is a precious thing and will last longer than the systems themselves. - <text:span text:style-name="T24">Tim Berners Lee</text:span></text:p>
      <text:p text:style-name="P60"/>
      <text:p text:style-name="P68">و این <text:span text:style-name="T82">ماجرا </text:span>تعریفی ساده <text:span text:style-name="T81">از</text:span> رمزنگاری بود!</text:p>
      <text:p text:style-name="P61"><text:line-break/></text:p>
      <text:p text:style-name="P60">1.1.1 <text:span text:style-name="T83">رمزگذاری / سایفر کردن</text:span></text:p>
      <text:p text:style-name="P60"/>
      <text:p text:style-name="P25"><text:soft-page-break/><text:span text:style-name="T49">1.1.2 </text:span><text:span text:style-name="T50">رمزگشایی / دیسایفر کردن</text:span></text:p>
      <text:p text:style-name="P51"/>
      <text:p text:style-name="P17"><text:span text:style-name="T51">1.2 </text:span><text:span text:style-name="T50">چرا رمزنگاری موضوع مهمی است؟</text:span></text:p>
      <text:p text:style-name="P51"/>
      <text:p text:style-name="P17"><text:span text:style-name="T60">1.3 </text:span><text:span text:style-name="T61">چند نقل قول </text:span><text:span text:style-name="T62">مرتبط با</text:span><text:span text:style-name="T61"> رمزنگاری</text:span></text:p>
      <text:p text:style-name="P69"/>
      <text:p text:style-name="P85"><text:span text:style-name="T20">“</text:span>Cryptography shifts the balance of power from those with a monopoly on violence to those who comprehend mathematics and security design.<text:span text:style-name="T20">”</text:span></text:p>
      <text:p text:style-name="P26"><text:span text:style-name="T74">«رمزنگاری توازن قدرت را از سمت مونوپولی بر روی خشونت به سمت افرادی که ریاضیات و طراحی امنیتی را درک میکنند میراند»</text:span></text:p>
      <text:p text:style-name="P62"><text:span text:style-name="T20">—</text:span> Jacob Appelbaum – <text:span text:style-name="T83">جیکوب اپلبام</text:span></text:p>
      <text:p text:style-name="P34"/>
      <text:p text:style-name="P34"/>
      <text:p text:style-name="P74">“Cryptography is the ultimate form of non-violent direct action.”</text:p>
      <text:p text:style-name="P72"><text:span text:style-name="T84">«رمزنگاری شکل نهایی اقدام مستقیم بدون خشونت است»</text:span></text:p>
      <text:p text:style-name="P34">— Julian Assange – <text:span text:style-name="T83">جولین آسانژ</text:span></text:p>
      <text:p text:style-name="P34"/>
      <text:p text:style-name="P86">“One must acknowledge with cryptography no amount of violence will ever solve a math problem.”</text:p>
      <text:p text:style-name="P27"><text:span text:style-name="T74">«</text:span><text:span text:style-name="T75">باید قبول کنیم که با رمزنگاری هیچ مقدار خشونتی هرگز نمیتواند یک مساله ریاضی را حل کند</text:span><text:span text:style-name="T74">»</text:span></text:p>
      <text:p text:style-name="P37">— Jacob Appelbaum – <text:span text:style-name="T86">جیکوب اپلبام</text:span></text:p>
      <text:p text:style-name="P37"/>
      <text:p text:style-name="P87">“There are two kinds of cryptography in this world: cryptography that will stop your kid sister from reading your files, and cryptography that will stop major governments from reading your files.”</text:p>
      <text:p text:style-name="P27"><text:soft-page-break/><text:span text:style-name="T74">«</text:span><text:span text:style-name="T75">در جهان دو نوع رمزنگاری وجود دارد: آن رمزنگاری که جلوی خوانده شدن فایلهای شما توسط خواهر کوچکتان را میگیرد و آن رمزنگاری که جلوی خوانده شدن فایلهای شما توسط دولتهای بزرگ را میگیرد</text:span><text:span text:style-name="T74">»</text:span></text:p>
      <text:p text:style-name="P38">— Bruce Schneier – <text:span text:style-name="T86">بروس اشنایر</text:span></text:p>
      <text:p text:style-name="P38"/>
      <text:p text:style-name="P37"/>
      <text:p text:style-name="P88">“Cryptography is the essential building block of independence for organisations on the internet, just like armies are the essential building blocks of states, because otherwise one state just takes over another.”</text:p>
      <text:p text:style-name="P27"><text:span text:style-name="T74">«رمزنگاری </text:span><text:span text:style-name="T75">آجر سازنده و</text:span><text:span text:style-name="T74"> اساسی استقلال برای سازمان‌ها در اینترنت است، درست مانند ارتش‌ها </text:span><text:span text:style-name="T75">که پایه‌های</text:span><text:span text:style-name="T74"> سازنده اساسی دولت‌ها </text:span><text:span text:style-name="T75">هستند</text:span><text:span text:style-name="T74">، زیرا در غیر این صورت یک </text:span><text:span text:style-name="T76">دولت</text:span><text:span text:style-name="T74"> فقط دیگری را تصاحب می‌کند.»</text:span></text:p>
      <text:p text:style-name="P42">— Julian Assange – <text:span text:style-name="T83">جولین آسانژ</text:span></text:p>
      <text:p text:style-name="P37"/>
      <text:p text:style-name="P89">“When cryptography is outlawed, bayl bhgynjf jvyy unir cevinpl.”</text:p>
      <text:p text:style-name="P27"><text:span text:style-name="T77">«</text:span><text:span text:style-name="T78">زمانی که</text:span><text:span text:style-name="T77"> رمزنگاری غیرقانونی است، بایل بهگینجف جیوی یونیر سئوینپل.»</text:span></text:p>
      <text:p text:style-name="P37">— John Perry Barlow – <text:span text:style-name="T87">جان پری بارلو</text:span></text:p>
      <text:p text:style-name="P37"/>
      <text:p text:style-name="P90"><text:span text:style-name="T22">“Bitcoin was created to serve a highly political intent, a free and uncensored network where all can participate with equal access.”</text:span> </text:p>
      <text:p text:style-name="P27"><text:span text:style-name="T74">«</text:span><text:span text:style-name="T75">بیتکوین ساخته شد تا به یک هدف والای سیاسی خدمت کند، یک شبکه آزاد و بدون سانسور که همه میتوانند با دسترسی برابر به آن متصل شوند</text:span><text:span text:style-name="T74">»</text:span></text:p>
      <text:p text:style-name="P38">— Amir Taaki – <text:span text:style-name="T87">امیر تاکی</text:span></text:p>
      <text:p text:style-name="P37"/>
      <text:p text:style-name="P88">“Privacy is an inherent human right, and a requirement for maintaining the human condition with dignity and respect.”</text:p>
      <text:p text:style-name="P73"><text:span text:style-name="T84">«حریم خصوصی یک حق ذاتی انسان </text:span><text:span text:style-name="T85">است</text:span><text:span text:style-name="T84"> و لازمه حفظ شرایط عزت و احترام <text:s/>انسانی است.»</text:span></text:p>
      <text:p text:style-name="P43">— Bruce Schneier – <text:span text:style-name="T86">بروس اشنایر</text:span></text:p>
      <text:p text:style-name="P37"><text:soft-page-break/></text:p>
      <text:p text:style-name="P39">___________________________________________________________________________________</text:p>
      <text:p text:style-name="P34"/>
      <text:p text:style-name="P98"><text:span text:style-name="T63">فصل 2: چه چیزهایی رمزنگاری </text:span><text:span text:style-name="T79">نیستند</text:span><text:span text:style-name="T63">؟!</text:span></text:p>
      <text:p text:style-name="P25"><text:span text:style-name="T49">2.1 </text:span><text:span text:style-name="T52">کدینگ</text:span><text:span text:style-name="T49"> / </text:span><text:span text:style-name="T52">انکدینگ</text:span></text:p>
      <text:p text:style-name="P60"/>
      <text:p text:style-name="P25"><text:span text:style-name="T49">2.2 </text:span><text:span text:style-name="T52">هش</text:span></text:p>
      <text:p text:style-name="P60"/>
      <text:p text:style-name="P25"><text:span text:style-name="T49">2.3 </text:span><text:span text:style-name="T52">آبفاسکیشن یا پنهان نگاری</text:span></text:p>
      <text:p text:style-name="P34"/>
      <text:p text:style-name="P25"><text:span text:style-name="T49">2.4 </text:span><text:span text:style-name="T52">استیگانوگرافی یا نهان‌نگاری</text:span></text:p>
      <text:p text:style-name="P60"/>
      <text:p text:style-name="P28"><text:span text:style-name="T53">2.5 </text:span><text:span text:style-name="T52">فشرده سازی</text:span></text:p>
      <text:p text:style-name="P60"/>
      <text:p text:style-name="P39">___________________________________________________________________________________</text:p>
      <text:p text:style-name="P60"/>
      <text:p text:style-name="P104"><text:span text:style-name="T63">فصل </text:span><text:span text:style-name="T64">3</text:span><text:span text:style-name="T63">: رمزنگاری متقارن چیست؟</text:span></text:p>
      <text:p text:style-name="P54"/>
      <text:p text:style-name="P25"><text:span text:style-name="T49">3.1 </text:span><text:span text:style-name="T54">معنی رمزنگاری متقارن چیست؟</text:span></text:p>
      <text:p text:style-name="P29"><text:span text:style-name="T49">3.2 </text:span><text:span text:style-name="T54">مثالهایی از رمزنگاری متقارن ساده</text:span></text:p>
      <text:p text:style-name="P64">3.3 AES?</text:p>
      <text:p text:style-name="P63">3.4 DES?</text:p>
      <text:p text:style-name="P30"><text:span text:style-name="T57">3.</text:span><text:span text:style-name="T56">5</text:span><text:span text:style-name="T57"> </text:span><text:span text:style-name="T58">پد یکبارمصرف</text:span></text:p>
      <text:p text:style-name="P63"/>
      <text:p text:style-name="P34"/>
      <text:p text:style-name="P39"><text:soft-page-break/>___________________________________________________________________________________</text:p>
      <text:p text:style-name="P34"/>
      <text:p text:style-name="P105"><text:span text:style-name="T63">فصل </text:span><text:span text:style-name="T64">4</text:span><text:span text:style-name="T63">: رمزنگاری </text:span><text:span text:style-name="T65">نا</text:span><text:span text:style-name="T63">متقارن چیست؟</text:span></text:p>
      <text:p text:style-name="P34"/>
      <text:p text:style-name="P29"><text:span text:style-name="T56">4</text:span><text:span text:style-name="T55">.1 </text:span><text:span text:style-name="T54">رمزنگاری نامتقارن چیست و چرا لازم است؟</text:span></text:p>
      <text:p text:style-name="P29"><text:span text:style-name="T56">4</text:span><text:span text:style-name="T55">.2 </text:span><text:span text:style-name="T54">دیفی-هلمن</text:span></text:p>
      <text:p text:style-name="P29"><text:span text:style-name="T56">4</text:span><text:span text:style-name="T55">.3 RSA?</text:span></text:p>
      <text:p text:style-name="P64"/>
      <text:p text:style-name="P39">___________________________________________________________________________________</text:p>
      <text:p text:style-name="P64"/>
      <text:p text:style-name="P106"><text:span text:style-name="T63">فصل </text:span><text:span text:style-name="T64">5</text:span><text:span text:style-name="T63">: </text:span><text:span text:style-name="T64">هش کریپتوگرافیک</text:span></text:p>
      <text:p text:style-name="P29"><text:span text:style-name="T56">5</text:span><text:span text:style-name="T55">.1 </text:span><text:span text:style-name="T56">هش کریپتوگرافیک چیست؟</text:span></text:p>
      <text:p text:style-name="P29"><text:span text:style-name="T56">5</text:span><text:span text:style-name="T55">.2 MD5</text:span></text:p>
      <text:p text:style-name="P29"><text:span text:style-name="T56">5</text:span><text:span text:style-name="T55">.3 SHA</text:span></text:p>
      <text:p text:style-name="P65"/>
      <text:p text:style-name="P39">__________________________________________________________________________________</text:p>
      <text:p text:style-name="P64"/>
      <text:p text:style-name="P106"><text:span text:style-name="T63">فصل </text:span><text:span text:style-name="T64">6</text:span><text:span text:style-name="T63">: </text:span><text:span text:style-name="T64">خم‌های بیضوی</text:span></text:p>
      <text:p text:style-name="P55"/>
      <text:p text:style-name="P40">___________________________________________________________________________________</text:p>
      <text:p text:style-name="P55"/>
      <text:p text:style-name="P106"><text:span text:style-name="T63">فصل </text:span><text:span text:style-name="T64">7</text:span><text:span text:style-name="T63">: </text:span><text:span text:style-name="T64">رمزنگاری کوآنتومی</text:span></text:p>
      <text:p text:style-name="P39">___________________________________________________________________________________</text:p>
      <text:p text:style-name="P30"><text:span text:style-name="T55"><text:line-break/></text:span><text:span text:style-name="T63">فصل </text:span><text:span text:style-name="T64">8</text:span><text:span text:style-name="T63">: </text:span><text:span text:style-name="T64">رمزنگاری در عمل</text:span></text:p>
      <text:p text:style-name="P29"><text:soft-page-break/><text:span text:style-name="T58">8</text:span><text:span text:style-name="T55">.1 SSL </text:span><text:span text:style-name="T58">؟</text:span></text:p>
      <text:p text:style-name="P55"/>
      <text:p text:style-name="P55"/>
      <text:p text:style-name="P41">___________________________________________________________________________________</text:p>
      <text:p text:style-name="P56"/>
      <text:p text:style-name="P107"><text:span text:style-name="T63">فصل </text:span><text:span text:style-name="T66">9</text:span><text:span text:style-name="T63">: </text:span><text:span text:style-name="T66">رمز-ارز</text:span></text:p>
      <text:p text:style-name="P55"><text:span text:style-name="T20">___________________________________________________________________________________</text:span><text:span text:style-name="T19"><text:line-break/></text:span></text:p>
      <text:p text:style-name="P107"><text:span text:style-name="T63">فصل </text:span><text:span text:style-name="T66">10</text:span><text:span text:style-name="T63">: </text:span><text:span text:style-name="T66">حملات مرسوم در حوزه رمزنگاری</text:span></text:p>
      <text:p text:style-name="P64"/>
      <text:p text:style-name="P39">___________________________________________________________________________________</text:p>
      <text:p text:style-name="P64"/>
      <text:p text:style-name="P64"/>
      <text:p text:style-name="P31"><text:span text:style-name="T66">کدها</text:span><text:span text:style-name="T67">:</text:span></text:p>
      <text:p text:style-name="P75">___________________________________________________________________________________</text:p>
      <text:p text:style-name="P77"/>
      <text:p text:style-name="P29"><text:span text:style-name="T66">مراجع</text:span><text:span text:style-name="T68">:</text:span></text:p>
      <text:p text:style-name="P64"/>
      <text:p text:style-name="P76">___________________________________________________________________________________</text:p>
      <text:p text:style-name="P64"/>
      <text:p text:style-name="P70">سپاسگزاریها:</text:p>
      <text:p text:style-name="P39"/>
      <text:p text:style-name="P55"><text:span text:style-name="T20">___________________________________________________________________________________</text:span></text:p>
      <text:p text:style-name="P55"><text:span text:style-name="T10"/></text:p>
      <text:p text:style-name="P4"><text:soft-page-break/><text:span text:style-name="T69">لایسنس</text:span><text:span text:style-name="T34">:</text:span><text:span text:style-name="T31"><text:line-break/></text:span><text:span text:style-name="T70">مجوز مستندات </text:span><text:span text:style-name="T66">آزاد</text:span><text:span text:style-name="T70"> گنو</text:span></text:p>
      <text:p text:style-name="P109">نسخه 1.3، 3 نوامبر 2008</text:p>
      <text:p text:style-name="P97"><text:span text:style-name="T29">حق چاپ (C) 2000، 2001، 2002، 2007، 2008 Free Software Foundation, Inc. </text:span><text:a xlink:type="simple" xlink:href="https://fsf.org/" text:style-name="Internet_20_link" text:visited-style-name="Visited_20_Internet_20_Link"><text:span text:style-name="T29">https://fsf.org</text:span></text:a></text:p>
      <text:p text:style-name="P108"><text:span text:style-name="T20">همه مجاز به کپی و توزیع کلمه</text:span><text:span text:style-name="T28">‌</text:span><text:span text:style-name="T20">به</text:span><text:span text:style-name="T28">‌</text:span><text:span text:style-name="T20">کلمه این سند مجوز هستند، اما تغییر آن مجاز نیست.</text:span></text:p>
      <text:p text:style-name="P110">0. مقدمه</text:p>
      <text:p text:style-name="P99"><text:span text:style-name="T29">هدف این </text:span><text:span text:style-name="T34">مجوز</text:span><text:span text:style-name="T29"> این است که یک </text:span><text:span text:style-name="T34">دفترچه</text:span><text:span text:style-name="T29"> راهنما، کتاب درسی یا سایر اسناد کاربردی و مفید را «</text:span><text:span text:style-name="T34">آزاد</text:span><text:span text:style-name="T29">» </text:span><text:span text:style-name="T34">(</text:span><text:span text:style-name="T36">free </text:span><text:span text:style-name="T29">به معنای آزاد</text:span><text:span text:style-name="T34">ی)</text:span><text:span text:style-name="T29"> کند: </text:span><text:span text:style-name="T35">تا بتوانیم تضمین کنیم که </text:span><text:span text:style-name="T36">همه افراد آزادی کپی </text:span><text:span text:style-name="T29">و توزیع مجدد آن </text:span><text:span text:style-name="T36">را</text:span><text:span text:style-name="T29">، </text:span><text:span text:style-name="T36">چه همراه با تغییرات چه بدون تغییر آن، یا</text:span><text:span text:style-name="T29"> چه به صورت تجاری یا غیرتجاری</text:span><text:span text:style-name="T36"> دارند</text:span><text:span text:style-name="T29">. ثانیاً، این مجوز راهی را برای نویسنده و ناشر </text:span><text:span text:style-name="T37">محفوظ </text:span><text:span text:style-name="T29">می</text:span><text:span text:style-name="T37">‌</text:span><text:span text:style-name="T29">کند تا برای کار خود اعتبار کسب ک</text:span><text:span text:style-name="T37">ن</text:span><text:span text:style-name="T29">ند، در حالی که مسئولیتی در قبال تغییرات ایجاد شده توسط دیگران </text:span><text:span text:style-name="T37">را ندارند</text:span><text:span text:style-name="T29">.</text:span></text:p>
      <text:p text:style-name="P101"><text:span text:style-name="T31">این مجوز نوعی "کپی</text:span><text:span text:style-name="T37">‌</text:span><text:span text:style-name="T31">لفت" است، به این معنی که </text:span><text:span text:style-name="T37">هر نوع </text:span><text:span text:style-name="T31">آثار</text:span><text:span text:style-name="T37">ی که</text:span><text:span text:style-name="T31"> از سند مشتق شده </text:span><text:span text:style-name="T37">باشند </text:span><text:span text:style-name="T31">باید خود به همین معنا آزاد باشند. این </text:span><text:span text:style-name="T37">مجوز به نوعی </text:span><text:span text:style-name="T31">مکمل مجوز عمومی عمومی گنو </text:span><text:span text:style-name="T37">(GPL) </text:span><text:span text:style-name="T31">است که یک مجوز کپی</text:span><text:span text:style-name="T37">‌</text:span><text:span text:style-name="T31">لفت است که برای نرم افزار آزاد طراحی شده است.</text:span></text:p>
      <text:p text:style-name="P102"><text:span text:style-name="T31">ما این مجوز را به منظور استفاده از آن برای </text:span><text:span text:style-name="T38">دفترچه </text:span><text:span text:style-name="T31">های راهنما برای نرم‌افزار آزاد طراحی کرده‌ایم، زیرا نرم‌افزار آزاد به مستندات </text:span><text:span text:style-name="T38">آزاد نیز</text:span><text:span text:style-name="T31"> نیاز دارد: یک برنامه </text:span><text:span text:style-name="T38">آزاد</text:span><text:span text:style-name="T31"> باید با </text:span><text:span text:style-name="T38">راهنماهایی</text:span><text:span text:style-name="T31"> همراه باشد که همان آزادی‌هایی را که نرم‌افزار </text:span><text:span text:style-name="T38">دارد را نیز داشته باشند</text:span><text:span text:style-name="T31">. اما این مجوز به کتابچه راهنمای نرم افزار محدود نمی شود. می توان از آن برای هر اثر متنی</text:span><text:span text:style-name="T39">،</text:span><text:span text:style-name="T31"> صرف نظر از موضوع </text:span><text:span text:style-name="T39">اثر </text:span><text:span text:style-name="T31">یا </text:span><text:span text:style-name="T39">حتی اثری </text:span><text:span text:style-name="T31">منتشر شده به صورت کتاب چاپی</text:span><text:span text:style-name="T39">، </text:span><text:span text:style-name="T31">استفاده کرد. ما این مجوز را اصولاً برای کارهایی که هدف آنها دستورالعمل یا مرجع است توصیه می کنیم.<text:line-break/></text:span></text:p>
      <text:p text:style-name="P110">1. کاربرد و تعاریف</text:p>
      <text:p text:style-name="P103"><text:soft-page-break/><text:span text:style-name="T31">این مجوز </text:span></text:p>
      <text:p text:style-name="P109"/>
      <text:p text:style-name="P39">___________________________________________________________________________________</text:p>
      <text:p text:style-name="P83">License:</text:p>
      <text:h text:style-name="P7" text:outline-level="3">GNU Free Documentation License</text:h>
      <text:p text:style-name="P6">Version 1.3, 3 November 2008</text:p>
      <text:p text:style-name="P93">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93">Everyone is permitted to copy and distribute verbatim copies of this license document, but changing it is not allowed.</text:p>
      <text:h text:style-name="P9" text:outline-level="4">0. PREAMBLE</text:h>
      <text:p text:style-name="P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3">This License is a kind of "copyleft", which means that derivative works of the document must themselves be free in the same sense. It complements the GNU General Public License, which is a copyleft license designed for free software.</text:p>
      <text:p text:style-name="P9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9" text:outline-level="4">1. APPLICABILITY AND DEFINITIONS</text:h>
      <text:p text:style-name="P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3">A "Modified Version" of the Document means any work containing the Document or a portion of it, either copied verbatim, or with modifications and/or translated into another language.</text:p>
      <text:p text:style-name="P9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oft-page-break/>explain any mathematics.) The relationship could be a matter of historical connection with the subject or with related matters, or of legal, commercial, philosophical, ethical or political position regarding them.</text:p>
      <text:p text:style-name="P9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9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93">The "publisher" means any person or entity that distributes copies of the Document to the public.</text:p>
      <text:p text:style-name="P9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3">The Document may include Warranty Disclaimers next to the notice which states that this License applies to the Document. These Warranty Disclaimers are considered to be included by reference in this <text:soft-page-break/>License, but only as regards disclaiming warranties: any other implication that these Warranty Disclaimers may have is void and has no effect on the meaning of this License.</text:p>
      <text:h text:style-name="P9" text:outline-level="4">2. VERBATIM COPYING</text:h>
      <text:p text:style-name="P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3">You may also lend copies, under the same conditions stated above, and you may publicly display copies.</text:p>
      <text:h text:style-name="P9" text:outline-level="4">3. COPYING IN QUANTITY</text:h>
      <text:p text:style-name="P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93">If the required texts for either cover are too voluminous to fit legibly, you should put the first ones listed (as many as fit reasonably) on the actual cover, and continue the rest onto adjacent pages.</text:p>
      <text:p text:style-name="P9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3">It is requested, but not required, that you contact the authors of the Document well before redistributing any large number of copies, to give them a chance to provide you with an updated version of the Document.</text:p>
      <text:h text:style-name="P9" text:outline-level="4">4. MODIFICATIONS</text:h>
      <text:p text:style-name="P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245153904" text:style-name="L2">
        <text:list-item>
          <text:p text:style-name="P96"><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9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96">C. State on the Title page the name of the publisher of the Modified Version, as the publisher.</text:p>
        </text:list-item>
        <text:list-item>
          <text:p text:style-name="P96">D. Preserve all the copyright notices of the Document.</text:p>
        </text:list-item>
        <text:list-item>
          <text:p text:style-name="P96">E. Add an appropriate copyright notice for your modifications adjacent to the other copyright notices.</text:p>
        </text:list-item>
        <text:list-item>
          <text:p text:style-name="P96">F. Include, immediately after the copyright notices, a license notice giving the public permission to use the Modified Version under the terms of this License, in the form shown in the Addendum below.</text:p>
        </text:list-item>
        <text:list-item>
          <text:p text:style-name="P96">G. Preserve in that license notice the full lists of Invariant Sections and required Cover Texts given in the Document's license notice.</text:p>
        </text:list-item>
        <text:list-item>
          <text:p text:style-name="P96">H. Include an unaltered copy of this License.</text:p>
        </text:list-item>
        <text:list-item>
          <text:p text:style-name="P9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9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96">K. For any section Entitled "Acknowledgements" or "Dedications", Preserve the Title of the section, and preserve in the section all the substance and tone of each of the contributor acknowledgements and/or dedications given therein.</text:p>
        </text:list-item>
        <text:list-item>
          <text:p text:style-name="P96">L. Preserve all the Invariant Sections of the Document, unaltered in their text and in their titles. Section numbers or the equivalent are not considered part of the section titles.</text:p>
        </text:list-item>
        <text:list-item>
          <text:p text:style-name="P96">M. Delete any section Entitled "Endorsements". Such a section may not be included in the Modified Version.</text:p>
        </text:list-item>
        <text:list-item>
          <text:p text:style-name="P96">N. Do not retitle any existing section to be Entitled "Endorsements" or to conflict in title with any Invariant Section.</text:p>
        </text:list-item>
        <text:list-item>
          <text:p text:style-name="P96">O. Preserve any Warranty Disclaimers.</text:p>
        </text:list-item>
      </text:list>
      <text:p text:style-name="P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3"><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3">The author(s) and publisher(s) of the Document do not by this License give permission to use their names for publicity for or to assert or imply endorsement of any Modified Version.</text:p>
      <text:h text:style-name="P9" text:outline-level="4">5. COMBINING DOCUMENTS</text:h>
      <text:p text:style-name="P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9" text:outline-level="4">6. COLLECTIONS OF DOCUMENTS</text:h>
      <text:p text:style-name="P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3">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9" text:outline-level="4"><text:soft-page-break/>7. AGGREGATION WITH INDEPENDENT WORKS</text:h>
      <text:p text:style-name="P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9" text:outline-level="4">8. TRANSLATION</text:h>
      <text:p text:style-name="P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3">If a section in the Document is Entitled "Acknowledgements", "Dedications", or "History", the requirement (section 4) to Preserve its Title (section 1) will typically require changing the actual title.</text:p>
      <text:h text:style-name="P9" text:outline-level="4">9. TERMINATION</text:h>
      <text:p text:style-name="P6">You may not copy, modify, sublicense, or distribute the Document except as expressly provided under this License. Any attempt otherwise to copy, modify, sublicense, or distribute it is void, and will automatically terminate your rights under this License.</text:p>
      <text:p text:style-name="P9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9" text:outline-level="4"><text:soft-page-break/>10. FUTURE REVISIONS OF THIS LICENSE</text:h>
      <text:p text:style-name="P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9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9" text:outline-level="4">11. RELICENSING</text:h>
      <text:p text:style-name="P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3">"Incorporate" means to publish or republish a Document, in whole or in part, as part of another Document.</text:p>
      <text:p text:style-name="P9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3">The operator of an MMC Site may republish an MMC contained in the site under CC-BY-SA on the same site at any time before August 1, 2009, provided the MMC is eligible for relicensing.</text:p>
      <text:h text:style-name="P7" text:outline-level="3">ADDENDUM: How to use this License for your documents</text:h>
      <text:p text:style-name="P6">To use this License in a document you have written, include a copy of the License in the document and put the following copyright and license notices just after the title page:</text:p>
      <text:p text:style-name="P16"><text:s text:c="4"/>Copyright (C) <text:s/>YEAR <text:s/>YOUR NAME.</text:p>
      <text:p text:style-name="P16"><text:s text:c="4"/>Permission is granted to copy, distribute and/or modify this document</text:p>
      <text:p text:style-name="P16"><text:s text:c="4"/>under the terms of the GNU Free Documentation License, Version 1.3</text:p>
      <text:p text:style-name="P16"><text:s text:c="4"/>or any later version published by the Free Software Foundation;</text:p>
      <text:p text:style-name="P16"><text:s text:c="4"/>with no Invariant Sections, no Front-Cover Texts, and no Back-Cover Texts.</text:p>
      <text:p text:style-name="P16"><text:s text:c="4"/>A copy of the license is included in the section entitled "GNU</text:p>
      <text:p text:style-name="P16"><text:s text:c="4"/>Free Documentation License".</text:p>
      <text:p text:style-name="P6">If you have Invariant Sections, Front-Cover Texts and Back-Cover Texts, replace the "with … Texts." line with this:</text:p>
      <text:p text:style-name="P16"><text:s text:c="4"/>with the Invariant Sections being LIST THEIR TITLES, with the</text:p>
      <text:p text:style-name="P16"><text:soft-page-break/><text:s text:c="4"/>Front-Cover Texts being LIST, and with the Back-Cover Texts being LIST.</text:p>
      <text:p text:style-name="P6">If you have Invariant Sections without Cover Texts, or some other combination of the three, merge those two alternatives to suit the situation.</text:p>
      <text:p text:style-name="P94">If your document contains nontrivial examples of program code, we recommend releasing these examples in parallel under your choice of free software license, such as the GNU General Public License, to permit their use in free software.</text:p>
      <text:p text:style-name="P94"/>
      <text:p text:style-name="P84">___________________________________________________________________________________</text:p>
      <text:p text:style-name="P84"/>
      <text:p text:style-name="P91"><text:tab/> <text:s text:c="11"/>Copyright (C) <text:s/>2023 <text:s/>Behrad.B(<text:a xlink:type="simple" xlink:href="https://github.com/TadavomnisT" text:style-name="Internet_20_link" text:visited-style-name="Visited_20_Internet_20_Link">TadavomnisT</text:a>).</text:p>
      <text:p text:style-name="P91"><text:s text:c="3"/><text:tab/>Permission is granted to copy, distribute and/or modify this document</text:p>
      <text:p text:style-name="P91"><text:s text:c="4"/><text:tab/>under the terms of the GNU Free Documentation License, Version 1.3</text:p>
      <text:p text:style-name="P91"><text:s text:c="4"/><text:tab/>or any later version published by the Free Software Foundation;</text:p>
      <text:p text:style-name="P91"><text:s text:c="4"/><text:tab/>with no Invariant Sections, no Front-Cover Texts, and no Back-Cover Texts.</text:p>
      <text:p text:style-name="P91"><text:s text:c="4"/><text:tab/>A copy of the license is included in the section entitled "GNU</text:p>
      <text:p text:style-name="P92"><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Monospac821 BT" svg:font-family="'Monospac821 BT'"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5-14T17:50:03.104722979</dc:date>
    <meta:editing-duration>PT3H30M33S</meta:editing-duration>
    <meta:editing-cycles>35</meta:editing-cycles>
    <meta:generator>LibreOffice/6.4.5.2$Linux_X86_64 LibreOffice_project/a726b36747cf2001e06b58ad5db1aa3a9a1872d6</meta:generator>
    <meta:document-statistic meta:table-count="2" meta:image-count="0" meta:object-count="0" meta:page-count="18" meta:paragraph-count="317" meta:word-count="5216" meta:character-count="31859" meta:non-whitespace-character-count="26863"/>
  </office:meta>
</office:document-meta>
</file>